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Lucida Sans Unicode" svg:font-family="'Lucida Sans Unicode'" style:font-family-generic="swiss" style:font-pitch="variable"/>
    <style:font-face style:name="OpenSymbol" svg:font-family="OpenSymbol"/>
    <style:font-face style:name="OpenSymbol1" svg:font-family="OpenSymbol, 'Arial Unicode MS'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enQuanYi Micro Hei" svg:font-family="'WenQuanYi Micro Hei'" style:font-family-generic="system" style:font-pitch="variable"/>
    <style:font-face style:name="Wingdings" svg:font-family="Wingdings" style:font-pitch="variable" style:font-charset="x-symbol"/>
  </office:font-face-decls>
  <office:automatic-styles>
    <style:style style:name="Tabela2" style:family="table">
      <style:table-properties style:width="18.209cm" fo:margin-left="0cm" table:align="left" style:writing-mode="lr-tb"/>
    </style:style>
    <style:style style:name="Tabela2.A" style:family="table-column">
      <style:table-column-properties style:column-width="9.07cm"/>
    </style:style>
    <style:style style:name="Tabela2.B" style:family="table-column">
      <style:table-column-properties style:column-width="9.139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896cm" fo:break-before="auto" fo:break-after="auto" table:align="left" style:writing-mode="lr-tb"/>
    </style:style>
    <style:style style:name="Tabela11.A" style:family="table-column">
      <style:table-column-properties style:column-width="3.207cm"/>
    </style:style>
    <style:style style:name="Tabela11.B" style:family="table-column">
      <style:table-column-properties style:column-width="14.69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="0.097cm" fo:border="0.1pt solid #000000" style:writing-mode="lr-tb"/>
    </style:style>
    <style:style style:name="Tabela1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1.A3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2" style:family="table">
      <style:table-properties style:width="18.143cm" table:align="margins" style:writing-mode="lr-tb"/>
    </style:style>
    <style:style style:name="Tabela12.A" style:family="table-column">
      <style:table-column-properties style:column-width="18.143cm" style:rel-column-width="65535*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799cm" fo:margin-left="0.035cm" table:align="left" style:writing-mode="lr-tb"/>
    </style:style>
    <style:style style:name="Tabela1.A" style:family="table-column">
      <style:table-column-properties style:column-width="4.461cm"/>
    </style:style>
    <style:style style:name="Tabela1.B" style:family="table-column">
      <style:table-column-properties style:column-width="13.339cm"/>
    </style:style>
    <style:style style:name="Tabela1.1" style:family="table-row">
      <style:table-row-properties style:min-row-height="0.041cm" fo:keep-together="auto"/>
    </style:style>
    <style:style style:name="Tabela1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B1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A2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25pt solid #000000" fo:border-bottom="0.5pt solid #000000" style:writing-mode="lr-tb">
        <style:background-image/>
      </style:table-cell-properties>
    </style:style>
    <style:style style:name="Tabela1.B2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Tabela1.7" style:family="table-row">
      <style:table-row-properties style:min-row-height="0.794cm" fo:keep-together="auto"/>
    </style:style>
    <style:style style:name="Tabela1.A7" style:family="table-cell">
      <style:table-cell-properties style:vertical-align="top" fo:background-color="#d9d9d9" fo:padding="0.191cm" fo:border="0.5pt solid #000000" style:writing-mode="lr-tb">
        <style:background-image/>
      </style:table-cell-properties>
    </style:style>
    <style:style style:name="Tabela1.A8" style:family="table-cell">
      <style:table-cell-properties style:vertical-align="top" fo:background-color="#d9d9d9" fo:padding="0.19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.B8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.B9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none" fo:border-bottom="0.25pt solid #000000" style:writing-mode="lr-tb">
        <style:background-image/>
      </style:table-cell-properties>
    </style:style>
    <style:style style:name="Tabela5" style:family="table">
      <style:table-properties style:width="17.799cm" fo:margin-left="0.035cm" table:align="left" style:writing-mode="lr-tb"/>
    </style:style>
    <style:style style:name="Tabela5.A" style:family="table-column">
      <style:table-column-properties style:column-width="5.304cm"/>
    </style:style>
    <style:style style:name="Tabela5.B" style:family="table-column">
      <style:table-column-properties style:column-width="12.495cm"/>
    </style:style>
    <style:style style:name="Tabela5.1" style:family="table-row">
      <style:table-row-properties style:min-row-height="0.041cm" fo:keep-together="auto"/>
    </style:style>
    <style:style style:name="Tabela5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5.B1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5.A2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25pt solid #000000" fo:border-bottom="0.5pt solid #000000" style:writing-mode="lr-tb">
        <style:background-image/>
      </style:table-cell-properties>
    </style:style>
    <style:style style:name="Tabela5.B2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Tabela5.7" style:family="table-row">
      <style:table-row-properties style:min-row-height="0.794cm" fo:keep-together="auto"/>
    </style:style>
    <style:style style:name="Tabela5.A7" style:family="table-cell">
      <style:table-cell-properties style:vertical-align="top" fo:background-color="#d9d9d9" fo:padding="0.191cm" fo:border="0.5pt solid #000000" style:writing-mode="lr-tb">
        <style:background-image/>
      </style:table-cell-properties>
    </style:style>
    <style:style style:name="Tabela5.B7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0.25pt solid #000000" fo:border-bottom="0.25pt solid #000000" style:writing-mode="lr-tb">
        <style:background-image/>
      </style:table-cell-properties>
    </style:style>
    <style:style style:name="Tabela5.A8" style:family="table-cell">
      <style:table-cell-properties style:vertical-align="top" fo:background-color="#d9d9d9" fo:padding="0.19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5.B8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none" fo:border-bottom="0.25pt solid #000000" style:writing-mode="lr-tb">
        <style:background-image/>
      </style:table-cell-properties>
    </style:style>
    <style:style style:name="Tabela9" style:family="table">
      <style:table-properties style:width="17.799cm" fo:margin-left="0.035cm" table:align="left" style:writing-mode="lr-tb"/>
    </style:style>
    <style:style style:name="Tabela9.A" style:family="table-column">
      <style:table-column-properties style:column-width="4.461cm"/>
    </style:style>
    <style:style style:name="Tabela9.B" style:family="table-column">
      <style:table-column-properties style:column-width="13.339cm"/>
    </style:style>
    <style:style style:name="Tabela9.1" style:family="table-row">
      <style:table-row-properties style:min-row-height="0.041cm" fo:keep-together="auto"/>
    </style:style>
    <style:style style:name="Tabela9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9.B1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9.A2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25pt solid #000000" fo:border-bottom="0.5pt solid #000000" style:writing-mode="lr-tb">
        <style:background-image/>
      </style:table-cell-properties>
    </style:style>
    <style:style style:name="Tabela9.B2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Tabela9.7" style:family="table-row">
      <style:table-row-properties style:min-row-height="0.794cm" fo:keep-together="auto"/>
    </style:style>
    <style:style style:name="Tabela9.A7" style:family="table-cell">
      <style:table-cell-properties style:vertical-align="top" fo:background-color="#d9d9d9" fo:padding="0.191cm" fo:border="0.5pt solid #000000" style:writing-mode="lr-tb">
        <style:background-image/>
      </style:table-cell-properties>
    </style:style>
    <style:style style:name="Tabela9.A8" style:family="table-cell">
      <style:table-cell-properties style:vertical-align="top" fo:background-color="#d9d9d9" fo:padding="0.19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9.B8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9.B9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none" fo:border-bottom="0.25pt solid #000000" style:writing-mode="lr-tb">
        <style:background-image/>
      </style:table-cell-properties>
    </style:style>
    <style:style style:name="Tabela7" style:family="table">
      <style:table-properties style:width="17.799cm" fo:margin-left="0.035cm" table:align="left" style:writing-mode="lr-tb"/>
    </style:style>
    <style:style style:name="Tabela7.A" style:family="table-column">
      <style:table-column-properties style:column-width="4.461cm"/>
    </style:style>
    <style:style style:name="Tabela7.B" style:family="table-column">
      <style:table-column-properties style:column-width="13.339cm"/>
    </style:style>
    <style:style style:name="Tabela7.1" style:family="table-row">
      <style:table-row-properties style:min-row-height="0.041cm" fo:keep-together="auto"/>
    </style:style>
    <style:style style:name="Tabela7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7.B1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7.A2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25pt solid #000000" fo:border-bottom="0.5pt solid #000000" style:writing-mode="lr-tb">
        <style:background-image/>
      </style:table-cell-properties>
    </style:style>
    <style:style style:name="Tabela7.B2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Tabela7.7" style:family="table-row">
      <style:table-row-properties style:min-row-height="0.794cm" fo:keep-together="auto"/>
    </style:style>
    <style:style style:name="Tabela7.A7" style:family="table-cell">
      <style:table-cell-properties style:vertical-align="top" fo:background-color="#d9d9d9" fo:padding="0.191cm" fo:border="0.5pt solid #000000" style:writing-mode="lr-tb">
        <style:background-image/>
      </style:table-cell-properties>
    </style:style>
    <style:style style:name="Tabela7.A8" style:family="table-cell">
      <style:table-cell-properties style:vertical-align="top" fo:background-color="#d9d9d9" fo:padding="0.19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7.B8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7.B9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none" fo:border-bottom="0.25pt solid #000000" style:writing-mode="lr-tb">
        <style:background-image/>
      </style:table-cell-properties>
    </style:style>
    <style:style style:name="Tabela6" style:family="table">
      <style:table-properties style:width="17.799cm" table:align="left" style:writing-mode="lr-tb"/>
    </style:style>
    <style:style style:name="Tabela6.A" style:family="table-column">
      <style:table-column-properties style:column-width="3.397cm"/>
    </style:style>
    <style:style style:name="Tabela6.B" style:family="table-column">
      <style:table-column-properties style:column-width="1.894cm"/>
    </style:style>
    <style:style style:name="Tabela6.C" style:family="table-column">
      <style:table-column-properties style:column-width="10.294cm"/>
    </style:style>
    <style:style style:name="Tabela6.D" style:family="table-column">
      <style:table-column-properties style:column-width="2.214cm"/>
    </style:style>
    <style:style style:name="Tabela6.1" style:family="table-row">
      <style:table-row-properties style:min-row-height="0.041cm" fo:keep-together="auto"/>
    </style:style>
    <style:style style:name="Tabela6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6.C1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6.A2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25pt solid #000000" fo:border-bottom="0.5pt solid #000000" style:writing-mode="lr-tb">
        <style:background-image/>
      </style:table-cell-properties>
    </style:style>
    <style:style style:name="Tabela6.C2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Tabela6.A7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ela6.A9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6.C9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6.11" style:family="table-row">
      <style:table-row-properties style:min-row-height="0.527cm" fo:keep-together="auto"/>
    </style:style>
    <style:style style:name="Tabela6.A12" style:family="table-cell">
      <style:table-cell-properties style:vertical-align="top" fo:background-color="#d9d9d9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Tabela6.A14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25pt solid #000000" fo:border-bottom="0.5pt solid #000000" style:writing-mode="lr-tb">
        <style:background-image/>
      </style:table-cell-properties>
    </style:style>
    <style:style style:name="Tabela8" style:family="table">
      <style:table-properties style:width="17.517cm" table:align="left" style:writing-mode="lr-tb"/>
    </style:style>
    <style:style style:name="Tabela8.A" style:family="table-column">
      <style:table-column-properties style:column-width="6.817cm"/>
    </style:style>
    <style:style style:name="Tabela8.B" style:family="table-column">
      <style:table-column-properties style:column-width="10.7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8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2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8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6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8.B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B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.B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.B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B12" style:family="table-cell">
      <style:table-cell-properties style:vertical-align="top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8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1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8.B1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.A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2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8.B2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.A2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2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2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8.B2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A2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8.B2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.A2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8.B2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.25" style:family="table-row">
      <style:table-row-properties style:row-height="0.489cm" fo:keep-together="always"/>
    </style:style>
    <style:style style:name="Tabela8.B2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8.26" style:family="table-row">
      <style:table-row-properties fo:keep-together="always"/>
    </style:style>
    <style:style style:name="Tabela8.B2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7.799cm" fo:margin-left="0.035cm" table:align="left" style:writing-mode="lr-tb"/>
    </style:style>
    <style:style style:name="Tabela3.A" style:family="table-column">
      <style:table-column-properties style:column-width="4.461cm"/>
    </style:style>
    <style:style style:name="Tabela3.B" style:family="table-column">
      <style:table-column-properties style:column-width="13.339cm"/>
    </style:style>
    <style:style style:name="Tabela3.1" style:family="table-row">
      <style:table-row-properties style:min-row-height="0.041cm" fo:keep-together="auto"/>
    </style:style>
    <style:style style:name="Tabela3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B1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A2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25pt solid #000000" fo:border-bottom="0.5pt solid #000000" style:writing-mode="lr-tb">
        <style:background-image/>
      </style:table-cell-properties>
    </style:style>
    <style:style style:name="Tabela3.B2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Tabela3.7" style:family="table-row">
      <style:table-row-properties style:min-row-height="0.794cm" fo:keep-together="auto"/>
    </style:style>
    <style:style style:name="Tabela3.A7" style:family="table-cell">
      <style:table-cell-properties style:vertical-align="top" fo:background-color="#d9d9d9" fo:padding="0.191cm" fo:border="0.5pt solid #000000" style:writing-mode="lr-tb">
        <style:background-image/>
      </style:table-cell-properties>
    </style:style>
    <style:style style:name="Tabela3.A8" style:family="table-cell">
      <style:table-cell-properties style:vertical-align="top" fo:background-color="#d9d9d9" fo:padding="0.19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3.B8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3.B9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none" fo:border-bottom="0.25pt solid #000000" style:writing-mode="lr-tb">
        <style:background-image/>
      </style:table-cell-properties>
    </style:style>
    <style:style style:name="Tabela4" style:family="table">
      <style:table-properties style:width="17.896cm" fo:break-before="auto" fo:break-after="auto" table:align="left" style:writing-mode="lr-tb"/>
    </style:style>
    <style:style style:name="Tabela4.A" style:family="table-column">
      <style:table-column-properties style:column-width="3.207cm"/>
    </style:style>
    <style:style style:name="Tabela4.B" style:family="table-column">
      <style:table-column-properties style:column-width="14.69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="0.097cm" fo:border="0.1pt solid #000000" style:writing-mode="lr-tb"/>
    </style:style>
    <style:style style:name="Tabela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.A3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0" style:family="table">
      <style:table-properties style:width="17.799cm" table:align="left" style:writing-mode="lr-tb"/>
    </style:style>
    <style:style style:name="Tabela10.A" style:family="table-column">
      <style:table-column-properties style:column-width="3.397cm"/>
    </style:style>
    <style:style style:name="Tabela10.B" style:family="table-column">
      <style:table-column-properties style:column-width="1.894cm"/>
    </style:style>
    <style:style style:name="Tabela10.C" style:family="table-column">
      <style:table-column-properties style:column-width="10.294cm"/>
    </style:style>
    <style:style style:name="Tabela10.D" style:family="table-column">
      <style:table-column-properties style:column-width="2.214cm"/>
    </style:style>
    <style:style style:name="Tabela10.1" style:family="table-row">
      <style:table-row-properties style:min-row-height="0.041cm" fo:keep-together="auto"/>
    </style:style>
    <style:style style:name="Tabela10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0.C1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0.A2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25pt solid #000000" fo:border-bottom="0.5pt solid #000000" style:writing-mode="lr-tb">
        <style:background-image/>
      </style:table-cell-properties>
    </style:style>
    <style:style style:name="Tabela10.C2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Tabela10.A7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ela10.A9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0.C9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0.11" style:family="table-row">
      <style:table-row-properties style:min-row-height="0.527cm" fo:keep-together="auto"/>
    </style:style>
    <style:style style:name="Tabela10.A12" style:family="table-cell">
      <style:table-cell-properties style:vertical-align="top" fo:background-color="#d9d9d9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Tabela10.A14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25pt solid #000000" fo:border-bottom="0.5pt solid #000000" style:writing-mode="lr-tb">
        <style:background-image/>
      </style:table-cell-properties>
    </style:style>
    <style:style style:name="Tabela13" style:family="table">
      <style:table-properties style:width="17.799cm" table:align="left" style:writing-mode="lr-tb"/>
    </style:style>
    <style:style style:name="Tabela13.A" style:family="table-column">
      <style:table-column-properties style:column-width="3.397cm"/>
    </style:style>
    <style:style style:name="Tabela13.B" style:family="table-column">
      <style:table-column-properties style:column-width="1.894cm"/>
    </style:style>
    <style:style style:name="Tabela13.C" style:family="table-column">
      <style:table-column-properties style:column-width="10.294cm"/>
    </style:style>
    <style:style style:name="Tabela13.D" style:family="table-column">
      <style:table-column-properties style:column-width="2.214cm"/>
    </style:style>
    <style:style style:name="Tabela13.1" style:family="table-row">
      <style:table-row-properties style:min-row-height="0.041cm" fo:keep-together="auto"/>
    </style:style>
    <style:style style:name="Tabela13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3.C1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3.A2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25pt solid #000000" fo:border-bottom="0.5pt solid #000000" style:writing-mode="lr-tb">
        <style:background-image/>
      </style:table-cell-properties>
    </style:style>
    <style:style style:name="Tabela13.C2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Tabela13.A7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ela13.A9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3.C9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3.11" style:family="table-row">
      <style:table-row-properties style:min-row-height="0.527cm" fo:keep-together="auto"/>
    </style:style>
    <style:style style:name="Tabela13.A12" style:family="table-cell">
      <style:table-cell-properties style:vertical-align="top" fo:background-color="#d9d9d9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Tabela13.A14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25pt solid #000000" fo:border-bottom="0.5pt solid #000000" style:writing-mode="lr-tb">
        <style:background-image/>
      </style:table-cell-properties>
    </style:style>
    <style:style style:name="Tabela13.A16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4" style:family="table">
      <style:table-properties style:width="17.799cm" table:align="left" style:writing-mode="lr-tb"/>
    </style:style>
    <style:style style:name="Tabela14.A" style:family="table-column">
      <style:table-column-properties style:column-width="3.397cm"/>
    </style:style>
    <style:style style:name="Tabela14.B" style:family="table-column">
      <style:table-column-properties style:column-width="1.894cm"/>
    </style:style>
    <style:style style:name="Tabela14.C" style:family="table-column">
      <style:table-column-properties style:column-width="10.294cm"/>
    </style:style>
    <style:style style:name="Tabela14.D" style:family="table-column">
      <style:table-column-properties style:column-width="2.214cm"/>
    </style:style>
    <style:style style:name="Tabela14.1" style:family="table-row">
      <style:table-row-properties style:min-row-height="0.041cm" fo:keep-together="auto"/>
    </style:style>
    <style:style style:name="Tabela14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4.C1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4.A2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25pt solid #000000" fo:border-bottom="0.5pt solid #000000" style:writing-mode="lr-tb">
        <style:background-image/>
      </style:table-cell-properties>
    </style:style>
    <style:style style:name="Tabela14.C2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Tabela14.A7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ela14.A9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4.C9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4.11" style:family="table-row">
      <style:table-row-properties style:min-row-height="0.527cm" fo:keep-together="auto"/>
    </style:style>
    <style:style style:name="Tabela14.A12" style:family="table-cell">
      <style:table-cell-properties style:vertical-align="top" fo:background-color="#d9d9d9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Tabela14.A14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25pt solid #000000" fo:border-bottom="0.5pt solid #000000" style:writing-mode="lr-tb">
        <style:background-image/>
      </style:table-cell-properties>
    </style:style>
    <style:style style:name="Tabela14.A16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4.A17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5" style:family="table">
      <style:table-properties style:width="17.799cm" table:align="left" style:writing-mode="lr-tb"/>
    </style:style>
    <style:style style:name="Tabela15.A" style:family="table-column">
      <style:table-column-properties style:column-width="3.397cm"/>
    </style:style>
    <style:style style:name="Tabela15.B" style:family="table-column">
      <style:table-column-properties style:column-width="1.894cm"/>
    </style:style>
    <style:style style:name="Tabela15.C" style:family="table-column">
      <style:table-column-properties style:column-width="10.294cm"/>
    </style:style>
    <style:style style:name="Tabela15.D" style:family="table-column">
      <style:table-column-properties style:column-width="2.214cm"/>
    </style:style>
    <style:style style:name="Tabela15.1" style:family="table-row">
      <style:table-row-properties style:min-row-height="0.041cm" fo:keep-together="auto"/>
    </style:style>
    <style:style style:name="Tabela15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5.C1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5.A2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25pt solid #000000" fo:border-bottom="0.5pt solid #000000" style:writing-mode="lr-tb">
        <style:background-image/>
      </style:table-cell-properties>
    </style:style>
    <style:style style:name="Tabela15.C2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Tabela15.A7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ela15.A9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5.C9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5.11" style:family="table-row">
      <style:table-row-properties style:min-row-height="0.527cm" fo:keep-together="auto"/>
    </style:style>
    <style:style style:name="Tabela15.A12" style:family="table-cell">
      <style:table-cell-properties style:vertical-align="top" fo:background-color="#d9d9d9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Tabela15.A14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25pt solid #000000" fo:border-bottom="0.5pt solid #000000" style:writing-mode="lr-tb">
        <style:background-image/>
      </style:table-cell-properties>
    </style:style>
    <style:style style:name="Tabela15.A16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5.A17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6" style:family="table">
      <style:table-properties style:width="17.799cm" table:align="left" style:writing-mode="lr-tb"/>
    </style:style>
    <style:style style:name="Tabela16.A" style:family="table-column">
      <style:table-column-properties style:column-width="3.397cm"/>
    </style:style>
    <style:style style:name="Tabela16.B" style:family="table-column">
      <style:table-column-properties style:column-width="1.894cm"/>
    </style:style>
    <style:style style:name="Tabela16.C" style:family="table-column">
      <style:table-column-properties style:column-width="10.294cm"/>
    </style:style>
    <style:style style:name="Tabela16.D" style:family="table-column">
      <style:table-column-properties style:column-width="2.214cm"/>
    </style:style>
    <style:style style:name="Tabela16.1" style:family="table-row">
      <style:table-row-properties style:min-row-height="0.041cm" fo:keep-together="auto"/>
    </style:style>
    <style:style style:name="Tabela16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6.C1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6.A2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25pt solid #000000" fo:border-bottom="0.5pt solid #000000" style:writing-mode="lr-tb">
        <style:background-image/>
      </style:table-cell-properties>
    </style:style>
    <style:style style:name="Tabela16.C2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Tabela16.A7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ela16.A9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6.C9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6.11" style:family="table-row">
      <style:table-row-properties style:min-row-height="0.527cm" fo:keep-together="auto"/>
    </style:style>
    <style:style style:name="Tabela16.A12" style:family="table-cell">
      <style:table-cell-properties style:vertical-align="top" fo:background-color="#d9d9d9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Tabela16.A14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25pt solid #000000" fo:border-bottom="0.5pt solid #000000" style:writing-mode="lr-tb">
        <style:background-image/>
      </style:table-cell-properties>
    </style:style>
    <style:style style:name="Tabela16.A16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6.A17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6.A20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none" fo:border-bottom="0.25pt solid #000000" style:writing-mode="lr-tb">
        <style:background-image/>
      </style:table-cell-properties>
    </style:style>
    <style:style style:name="Tabela16.D20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none" fo:border-bottom="0.25pt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Verdana" fo:font-size="10pt" officeooo:rsid="007af1b6" officeooo:paragraph-rsid="00594205" style:font-size-asian="10pt" style:font-name-complex="Verdana" style:font-size-complex="10pt"/>
    </style:style>
    <style:style style:name="P2" style:family="paragraph" style:parent-style-name="Table_20_Contents">
      <style:paragraph-properties fo:text-align="justify" style:justify-single-word="false"/>
      <style:text-properties style:font-name="Times New Roman" fo:font-size="12pt" officeooo:paragraph-rsid="0075caf7" style:font-size-asian="12pt" style:font-size-complex="12pt"/>
    </style:style>
    <style:style style:name="P3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margin-left="0cm" fo:margin-right="0cm" fo:text-align="justify" style:justify-single-word="false" fo:orphans="0" fo:widows="0" fo:text-indent="0cm" style:auto-text-indent="false">
        <style:tab-stops/>
      </style:paragraph-properties>
      <style:text-properties style:font-name="Times New Roman" fo:font-size="12pt" officeooo:paragraph-rsid="007af1b6" style:font-size-asian="12pt" style:font-size-complex="12pt"/>
    </style:style>
    <style:style style:name="P5" style:family="paragraph" style:parent-style-name="Table_20_Contents">
      <style:paragraph-properties fo:text-align="justify" style:justify-single-word="false"/>
      <style:text-properties style:font-name="Times New Roman" fo:font-size="12pt" officeooo:paragraph-rsid="007e3cea" style:font-size-asian="12pt" style:font-size-complex="12pt"/>
    </style:style>
    <style:style style:name="P6" style:family="paragraph" style:parent-style-name="Standard">
      <style:paragraph-properties fo:hyphenation-ladder-count="no-limit" style:text-autospace="none" style:snap-to-layout-grid="false"/>
      <style:text-properties style:font-name="Times New Roman" fo:font-size="12pt" officeooo:paragraph-rsid="006d5c4c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hyphenation-ladder-count="no-limit" style:text-autospace="none" style:snap-to-layout-grid="false"/>
      <style:text-properties style:font-name="Times New Roman" fo:font-size="12pt" officeooo:paragraph-rsid="005c079a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officeooo:rsid="00093bf8" officeooo:paragraph-rsid="007af1b6" style:font-size-asian="12pt" style:font-size-complex="12pt"/>
    </style:style>
    <style:style style:name="P9" style:family="paragraph" style:parent-style-name="Table_20_Contents">
      <style:paragraph-properties fo:text-align="justify" style:justify-single-word="false"/>
      <style:text-properties style:font-name="Times New Roman" fo:font-size="12pt" officeooo:rsid="007fb2b5" officeooo:paragraph-rsid="007fb2b5" style:font-size-asian="12pt" style:font-size-complex="12pt"/>
    </style:style>
    <style:style style:name="P10" style:family="paragraph" style:parent-style-name="Corpo_20_de_20_texto_20_21">
      <style:text-properties style:font-name="Times New Roman" fo:font-size="12pt" officeooo:rsid="007fb2b5" officeooo:paragraph-rsid="007fb2b5" style:font-size-asian="12pt" style:font-name-complex="Times New Roman" style:font-size-complex="12pt"/>
    </style:style>
    <style:style style:name="P11" style:family="paragraph" style:parent-style-name="Corpo_20_de_20_texto_20_21">
      <style:text-properties style:font-name="Times New Roman" fo:font-size="12pt" officeooo:rsid="007fb2b5" officeooo:paragraph-rsid="00808f9a" style:font-size-asian="12pt" style:font-name-complex="Times New Roman" style:font-size-complex="12pt"/>
    </style:style>
    <style:style style:name="P12" style:family="paragraph" style:parent-style-name="Corpo_20_de_20_texto_20_21">
      <style:text-properties style:font-name="Times New Roman" fo:font-size="12pt" officeooo:rsid="00808f9a" officeooo:paragraph-rsid="00808f9a" style:font-size-asian="12pt" style:font-name-complex="Times New Roman" style:font-size-complex="12pt"/>
    </style:style>
    <style:style style:name="P13" style:family="paragraph" style:parent-style-name="Standard">
      <style:paragraph-properties fo:text-align="justify" style:justify-single-word="false" fo:hyphenation-ladder-count="no-limit" style:text-autospace="none">
        <style:tab-stops>
          <style:tab-stop style:position="5.456cm"/>
        </style:tab-stops>
      </style:paragraph-properties>
      <style:text-properties style:font-name="Times New Roman" fo:font-size="12pt" officeooo:paragraph-rsid="007af1b6" style:font-size-asian="12pt" style:font-name-complex="Tahoma" style:font-size-complex="12pt" style:language-complex="zxx" style:country-complex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Times New Roman" fo:font-size="12pt" officeooo:paragraph-rsid="007af1b6" style:font-size-asian="12pt" style:font-name-complex="Verdana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" fo:font-size="12pt" fo:font-weight="bold" officeooo:rsid="006deb0a" officeooo:paragraph-rsid="0075caf7" style:font-size-asian="12pt" style:font-weight-asian="bold" style:font-size-complex="12pt" style:font-weight-complex="bold"/>
    </style:style>
    <style:style style:name="P16" style:family="paragraph" style:parent-style-name="Header">
      <style:paragraph-properties fo:text-align="center" style:justify-single-word="false" style:snap-to-layout-grid="false"/>
      <style:text-properties style:font-name="Times New Roman" fo:font-size="12pt" fo:font-weight="bold" officeooo:paragraph-rsid="007cc9cd" style:font-size-asian="12pt" style:font-weight-asian="bold" style:font-size-complex="12pt"/>
    </style:style>
    <style:style style:name="P17" style:family="paragraph" style:parent-style-name="Corpo_20_de_20_texto_20_21">
      <style:text-properties style:font-name="Times New Roman" fo:font-size="12pt" fo:font-weight="bold" officeooo:rsid="005c1a2c" officeooo:paragraph-rsid="005e6567" style:font-size-asian="12pt" style:font-weight-asian="bold" style:font-name-complex="Times New Roman" style:font-size-complex="12pt" style:font-weight-complex="bold"/>
    </style:style>
    <style:style style:name="P18" style:family="paragraph" style:parent-style-name="Corpo_20_de_20_texto_20_21">
      <style:text-properties style:font-name="Times New Roman" fo:font-size="12pt" fo:font-weight="bold" officeooo:rsid="007fb2b5" officeooo:paragraph-rsid="007fb2b5" style:font-size-asian="12pt" style:font-weight-asian="bold" style:font-name-complex="Times New Roman" style:font-size-complex="12pt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orphans="0" fo:widows="0" fo:text-indent="0cm" style:auto-text-indent="false">
        <style:tab-stops/>
      </style:paragraph-properties>
      <style:text-properties style:font-name="Times New Roman" fo:font-size="12pt" fo:font-weight="bold" officeooo:paragraph-rsid="0075caf7" style:letter-kerning="true" style:font-size-asian="12pt" style:font-weight-asian="bold" style:font-name-complex="Helvetica" style:font-size-complex="12pt" style:font-weight-complex="bold"/>
    </style:style>
    <style:style style:name="P20" style:family="paragraph" style:parent-style-name="Header">
      <style:paragraph-properties fo:text-align="center" style:justify-single-word="false" style:snap-to-layout-grid="false"/>
      <style:text-properties style:font-name="Times New Roman" fo:font-size="12pt" fo:font-weight="bold" officeooo:paragraph-rsid="007cc9cd" style:letter-kerning="true" style:font-size-asian="12pt" style:font-weight-asian="bold" style:font-name-complex="Verdana" style:font-size-complex="12pt"/>
    </style:style>
    <style:style style:name="P21" style:family="paragraph" style:parent-style-name="Header">
      <style:paragraph-properties fo:text-align="center" style:justify-single-word="false" fo:orphans="0" fo:widows="0"/>
      <style:text-properties style:font-name="Times New Roman" fo:font-size="12pt" fo:language="pt" fo:country="BR" style:text-underline-style="solid" style:text-underline-width="auto" style:text-underline-color="font-color" fo:font-weight="bold" officeooo:rsid="0075caf7" officeooo:paragraph-rsid="0075caf7" style:font-name-asian="Verdana" style:font-size-asian="12pt" style:font-weight-asian="bold" style:font-name-complex="Verdana" style:font-size-complex="12pt" style:font-weight-complex="bold"/>
    </style:style>
    <style:style style:name="P22" style:family="paragraph" style:parent-style-name="Header">
      <style:paragraph-properties fo:text-align="center" style:justify-single-word="false" style:snap-to-layout-grid="false"/>
      <style:text-properties style:font-name="Times New Roman" fo:font-size="12pt" fo:language="pt" fo:country="BR" style:text-underline-style="solid" style:text-underline-width="auto" style:text-underline-color="font-color" fo:font-weight="bold" officeooo:rsid="0075caf7" officeooo:paragraph-rsid="007cc9cd" style:font-name-asian="Verdana" style:font-size-asian="12pt" style:font-weight-asian="bold" style:font-name-complex="Verdana" style:font-size-complex="12pt" style:font-weight-complex="bold"/>
    </style:style>
    <style:style style:name="P23" style:family="paragraph" style:parent-style-name="Standard">
      <style:paragraph-properties fo:margin-left="0cm" fo:margin-right="0cm" fo:text-align="justify" style:justify-single-word="false" fo:orphans="0" fo:widows="0" fo:text-indent="0cm" style:auto-text-indent="false">
        <style:tab-stops/>
      </style:paragraph-properties>
      <style:text-properties style:font-name="Times New Roman" fo:font-size="12pt" fo:language="pt" fo:country="BR" style:text-underline-style="solid" style:text-underline-width="auto" style:text-underline-color="font-color" fo:font-weight="bold" officeooo:rsid="0075caf7" officeooo:paragraph-rsid="0075caf7" style:font-name-asian="Verdana" style:font-size-asian="12pt" style:font-weight-asian="bold" style:font-name-complex="Verdana" style:font-size-complex="12pt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orphans="0" fo:widows="0" fo:text-indent="0cm" style:auto-text-indent="false">
        <style:tab-stops/>
      </style:paragraph-properties>
      <style:text-properties style:font-name="Times New Roman" fo:font-size="12pt" fo:language="pt" fo:country="BR" style:text-underline-style="solid" style:text-underline-width="auto" style:text-underline-color="font-color" fo:font-weight="bold" officeooo:rsid="005c079a" officeooo:paragraph-rsid="0075caf7" style:font-name-asian="Verdana" style:font-size-asian="12pt" style:font-weight-asian="bold" style:font-name-complex="Verdana" style:font-size-complex="12pt" style:font-weight-complex="bold"/>
    </style:style>
    <style:style style:name="P25" style:family="paragraph" style:parent-style-name="Standard">
      <style:paragraph-properties fo:margin-left="0cm" fo:margin-right="0cm" fo:text-align="justify" style:justify-single-word="false" fo:orphans="0" fo:widows="0" fo:text-indent="0cm" style:auto-text-indent="false">
        <style:tab-stops/>
      </style:paragraph-properties>
      <style:text-properties style:font-name="Times New Roman" fo:font-size="12pt" fo:language="pt" fo:country="BR" style:text-underline-style="solid" style:text-underline-width="auto" style:text-underline-color="font-color" fo:font-weight="bold" officeooo:rsid="005c079a" officeooo:paragraph-rsid="005e6567" style:font-name-asian="Verdana" style:font-size-asian="12pt" style:font-weight-asian="bold" style:font-name-complex="Verdana" style:font-size-complex="12pt" style:font-weight-complex="bold"/>
    </style:style>
    <style:style style:name="P2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fo:break-before="page">
        <style:tab-stops/>
      </style:paragraph-properties>
      <style:text-properties style:font-name="Times New Roman" fo:font-size="12pt" fo:language="pt" fo:country="BR" style:text-underline-style="solid" style:text-underline-width="auto" style:text-underline-color="font-color" fo:font-weight="bold" officeooo:rsid="005c079a" officeooo:paragraph-rsid="005c1a2c" style:font-name-asian="Verdana" style:font-size-asian="12pt" style:font-weight-asian="bold" style:font-name-complex="Verdana" style:font-size-complex="12pt" style:font-weight-complex="bold"/>
    </style:style>
    <style:style style:name="P27" style:family="paragraph" style:parent-style-name="Standard">
      <style:paragraph-properties fo:margin-left="0cm" fo:margin-right="0cm" fo:text-align="justify" style:justify-single-word="false" fo:orphans="0" fo:widows="0" fo:text-indent="0cm" style:auto-text-indent="false">
        <style:tab-stops/>
      </style:paragraph-properties>
      <style:text-properties style:font-name="Times New Roman" fo:font-size="12pt" fo:language="pt" fo:country="BR" style:text-underline-style="solid" style:text-underline-width="auto" style:text-underline-color="font-color" fo:font-weight="bold" officeooo:rsid="00346934" officeooo:paragraph-rsid="005e6567" style:font-name-asian="Verdana" style:font-size-asian="12pt" style:font-weight-asian="bold" style:font-name-complex="Verdana" style:font-size-complex="12pt" style:font-weight-complex="bold"/>
    </style:style>
    <style:style style:name="P28" style:family="paragraph" style:parent-style-name="Standard">
      <style:paragraph-properties fo:margin-left="0cm" fo:margin-right="0cm" fo:text-align="justify" style:justify-single-word="false" fo:orphans="0" fo:widows="0" fo:text-indent="0cm" style:auto-text-indent="false">
        <style:tab-stops/>
      </style:paragraph-properties>
      <style:text-properties style:font-name="Times New Roman" fo:font-size="12pt" fo:language="pt" fo:country="BR" style:text-underline-style="solid" style:text-underline-width="auto" style:text-underline-color="font-color" fo:font-weight="bold" officeooo:rsid="005e6567" officeooo:paragraph-rsid="005e6567" style:font-name-asian="Verdana" style:font-size-asian="12pt" style:font-weight-asian="bold" style:font-name-complex="Verdana" style:font-size-complex="12pt" style:font-weight-complex="bold"/>
    </style:style>
    <style:style style:name="P29" style:family="paragraph" style:parent-style-name="Standard">
      <style:paragraph-properties fo:margin-left="0cm" fo:margin-right="0cm" fo:text-align="justify" style:justify-single-word="false" fo:orphans="0" fo:widows="0" fo:text-indent="0cm" style:auto-text-indent="false">
        <style:tab-stops/>
      </style:paragraph-properties>
      <style:text-properties style:font-name="Times New Roman" fo:font-size="12pt" fo:language="pt" fo:country="BR" fo:font-weight="bold" officeooo:rsid="005e6567" officeooo:paragraph-rsid="005e6567" style:font-name-asian="Verdana" style:font-size-asian="12pt" style:font-weight-asian="bold" style:font-name-complex="Verdana" style:font-size-complex="12pt" style:font-weight-complex="bold"/>
    </style:style>
    <style:style style:name="P30" style:family="paragraph" style:parent-style-name="Standard">
      <style:paragraph-properties fo:margin-left="0cm" fo:margin-right="0cm" fo:text-align="justify" style:justify-single-word="false" fo:orphans="0" fo:widows="0" fo:text-indent="0cm" style:auto-text-indent="false">
        <style:tab-stops/>
      </style:paragraph-properties>
      <style:text-properties style:font-name="Times New Roman" fo:font-size="12pt" fo:language="pt" fo:country="BR" fo:font-weight="normal" officeooo:rsid="001c10c3" officeooo:paragraph-rsid="006d5c4c" style:font-name-asian="Verdana" style:font-size-asian="12pt" style:font-weight-asian="normal" style:font-name-complex="Verdana" style:font-size-complex="12pt" style:font-weight-complex="normal"/>
    </style:style>
    <style:style style:name="P31" style:family="paragraph" style:parent-style-name="Standard">
      <style:paragraph-properties fo:hyphenation-ladder-count="no-limit" style:shadow="none" style:text-autospace="none" style:snap-to-layout-grid="false"/>
      <style:text-properties style:font-name="Times New Roman" fo:font-size="12pt" fo:language="zxx" fo:country="none" officeooo:rsid="001eaccf" officeooo:paragraph-rsid="006d5c4c" style:font-size-asian="12pt" style:language-asian="pt" style:country-asian="BR" style:font-name-complex="Calibri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>
      <style:paragraph-properties fo:hyphenation-ladder-count="no-limit" style:text-autospace="none" style:snap-to-layout-grid="false"/>
      <style:text-properties style:font-name="Times New Roman" fo:font-size="12pt" fo:language="zxx" fo:country="none" officeooo:paragraph-rsid="006d5c4c" style:font-size-asian="12pt" style:language-asian="pt" style:country-asian="BR" style:font-name-complex="Verdana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Standard">
      <style:paragraph-properties fo:hyphenation-ladder-count="no-limit" style:text-autospace="none" style:snap-to-layout-grid="false"/>
      <style:text-properties style:font-name="Times New Roman" fo:font-size="12pt" fo:language="zxx" fo:country="none" officeooo:paragraph-rsid="005c079a" style:font-size-asian="12pt" style:language-asian="pt" style:country-asian="BR" style:font-name-complex="Verdana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>
      <style:paragraph-properties fo:hyphenation-ladder-count="no-limit" style:text-autospace="none" style:snap-to-layout-grid="false"/>
      <style:text-properties style:font-name="Times New Roman" fo:font-size="12pt" fo:language="zxx" fo:country="none" officeooo:rsid="007c950b" officeooo:paragraph-rsid="007c950b" style:font-size-asian="12pt" style:language-asian="pt" style:country-asian="BR" style:font-name-complex="Verdana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Standard">
      <loext:graphic-properties draw:fill-gradient-name="gradient" draw:fill-hatch-name="hatch"/>
      <style:paragraph-properties fo:hyphenation-ladder-count="no-limit" style:text-autospace="none" style:snap-to-layout-grid="false"/>
      <style:text-properties style:font-name="Times New Roman" fo:font-size="12pt" fo:language="zxx" fo:country="none" officeooo:rsid="007c950b" officeooo:paragraph-rsid="007c950b" style:font-size-asian="12pt" style:language-asian="pt" style:country-asian="BR" style:font-name-complex="Verdana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Standard">
      <style:paragraph-properties fo:text-align="justify" style:justify-single-word="false" fo:hyphenation-ladder-count="no-limit" style:text-autospace="none"/>
      <style:text-properties style:font-name="Times New Roman" fo:font-size="12pt" fo:language="zxx" fo:country="none" fo:font-weight="bold" officeooo:paragraph-rsid="005c079a" style:font-size-asian="12pt" style:language-asian="pt" style:country-asian="BR" style:font-weight-asian="bold" style:font-name-complex="Verdana" style:font-size-complex="12pt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Corpo_20_de_20_texto_20_21">
      <style:text-properties style:font-name="Times New Roman" fo:font-size="12pt" fo:font-weight="normal" officeooo:rsid="007fb2b5" officeooo:paragraph-rsid="007fb2b5" style:font-size-asian="12pt" style:font-weight-asian="normal" style:font-name-complex="Times New Roman" style:font-size-complex="12pt" style:font-weight-complex="normal"/>
    </style:style>
    <style:style style:name="P38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Times New Roman" fo:font-size="12pt" officeooo:rsid="00093bf8" officeooo:paragraph-rsid="007af1b6" style:font-size-asian="12pt" style:language-asian="ar" style:country-asian="SA" style:font-name-complex="Verdana" style:font-size-complex="12pt"/>
    </style:style>
    <style:style style:name="P39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Times New Roman" fo:font-size="12pt" officeooo:rsid="00099b1d" officeooo:paragraph-rsid="007af1b6" style:font-size-asian="12pt" style:language-asian="ar" style:country-asian="SA" style:font-name-complex="Verdana" style:font-size-complex="12pt"/>
    </style:style>
    <style:style style:name="P40" style:family="paragraph" style:parent-style-name="Header" style:master-page-name="Standard">
      <style:paragraph-properties fo:text-align="center" style:justify-single-word="false" style:page-number="auto" style:snap-to-layout-grid="false"/>
      <style:text-properties style:font-name="Times New Roman" fo:font-size="12pt" fo:font-weight="bold" officeooo:paragraph-rsid="007cc9cd" style:letter-kerning="true" style:font-size-asian="12pt" style:font-weight-asian="bold" style:font-size-complex="12pt"/>
    </style:style>
    <style:style style:name="P41" style:family="paragraph" style:parent-style-name="Corpo_20_de_20_texto_20_21">
      <style:text-properties style:font-name="Times New Roman" fo:font-size="12pt" fo:font-weight="bold" officeooo:rsid="005c1a2c" officeooo:paragraph-rsid="00822a05" style:font-size-asian="12pt" style:font-weight-asian="bold" style:font-name-complex="Times New Roman" style:font-size-complex="12pt" style:font-weight-complex="bold"/>
    </style:style>
    <style:style style:name="P42" style:family="paragraph" style:parent-style-name="Corpo_20_de_20_texto_20_21">
      <style:text-properties style:font-name="Times New Roman" fo:font-size="12pt" fo:font-weight="bold" officeooo:rsid="007fb2b5" officeooo:paragraph-rsid="00822a05" style:font-size-asian="12pt" style:font-weight-asian="bold" style:font-name-complex="Times New Roman" style:font-size-complex="12pt" style:font-weight-complex="bold"/>
    </style:style>
    <style:style style:name="P43" style:family="paragraph" style:parent-style-name="Corpo_20_de_20_texto_20_21">
      <style:text-properties style:font-name="Times New Roman" fo:font-size="12pt" officeooo:rsid="007fb2b5" officeooo:paragraph-rsid="00822a05" style:font-size-asian="12pt" style:font-name-complex="Times New Roman" style:font-size-complex="12pt"/>
    </style:style>
    <style:style style:name="P44" style:family="paragraph" style:parent-style-name="Corpo_20_de_20_texto_20_21">
      <style:text-properties style:font-name="Times New Roman" fo:font-size="12pt" officeooo:rsid="00808f9a" officeooo:paragraph-rsid="00822a05" style:font-size-asian="12pt" style:font-name-complex="Times New Roman" style:font-size-complex="12pt"/>
    </style:style>
    <style:style style:name="P45" style:family="paragraph" style:parent-style-name="Corpo_20_de_20_texto_20_21">
      <style:text-properties style:font-name="Times New Roman" fo:font-size="12pt" fo:font-weight="normal" officeooo:rsid="007fb2b5" officeooo:paragraph-rsid="00822a05" style:font-size-asian="12pt" style:font-weight-asian="normal" style:font-name-complex="Times New Roman" style:font-size-complex="12pt" style:font-weight-complex="normal"/>
    </style:style>
    <style:style style:name="P46" style:family="paragraph" style:parent-style-name="Preformatted_20_Text_20__28_user_29_">
      <style:paragraph-properties fo:margin-left="0cm" fo:margin-right="0cm" fo:margin-top="0cm" fo:margin-bottom="0cm" style:contextual-spacing="false" fo:text-align="justify" style:justify-single-word="false" fo:hyphenation-ladder-count="no-limit" fo:text-indent="1.249cm" style:auto-text-indent="false" style:text-autospace="none"/>
      <style:text-properties style:font-name="Times New Roman" fo:font-size="12pt" officeooo:paragraph-rsid="00671ce6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7" style:family="paragraph" style:parent-style-name="Standard" style:master-page-name="Standard">
      <style:paragraph-properties fo:text-align="justify" style:justify-single-word="false" fo:orphans="0" fo:widows="0" fo:hyphenation-ladder-count="no-limit" style:page-number="auto" fo:break-before="page" style:text-autospace="none"/>
      <style:text-properties style:font-name="Times New Roman" fo:font-size="12pt" fo:language="zxx" fo:country="none" officeooo:paragraph-rsid="00822a05" style:font-size-asian="12pt" style:font-name-complex="Verdana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Standard">
      <style:paragraph-properties fo:hyphenation-ladder-count="no-limit" style:text-autospace="none" style:snap-to-layout-grid="false"/>
      <style:text-properties style:font-name="Times New Roman" fo:font-size="12pt" fo:language="zxx" fo:country="none" officeooo:rsid="00822a05" officeooo:paragraph-rsid="00822a05" style:font-size-asian="12pt" style:language-asian="pt" style:country-asian="BR" style:font-name-complex="Calibri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9" style:family="paragraph" style:parent-style-name="Standard">
      <style:paragraph-properties fo:hyphenation-ladder-count="no-limit" style:shadow="none" style:text-autospace="none" style:snap-to-layout-grid="false"/>
      <style:text-properties style:font-name="Times New Roman" fo:font-size="12pt" fo:language="zxx" fo:country="none" officeooo:rsid="00822a05" officeooo:paragraph-rsid="00822a05" style:font-size-asian="12pt" style:language-asian="pt" style:country-asian="BR" style:font-name-complex="Calibri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Standard">
      <style:paragraph-properties fo:text-align="justify" style:justify-single-word="false" fo:hyphenation-ladder-count="no-limit" style:shadow="none" style:text-autospace="none" style:snap-to-layout-grid="false"/>
      <style:text-properties style:font-name="Times New Roman" fo:font-size="12pt" fo:language="zxx" fo:country="none" officeooo:rsid="00822a05" officeooo:paragraph-rsid="00822a05" style:font-size-asian="12pt" style:language-asian="pt" style:country-asian="BR" style:font-name-complex="Calibri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Standard">
      <style:paragraph-properties fo:text-align="center" style:justify-single-word="false" fo:hyphenation-ladder-count="no-limit" style:text-autospace="none" style:snap-to-layout-grid="false"/>
      <style:text-properties style:font-name="Times New Roman" fo:font-size="12pt" fo:language="zxx" fo:country="none" officeooo:rsid="00822a05" officeooo:paragraph-rsid="00822a05" style:font-size-asian="12pt" style:language-asian="pt" style:country-asian="BR" style:font-name-complex="Calibri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2" style:family="paragraph" style:parent-style-name="Standard">
      <style:paragraph-properties fo:hyphenation-ladder-count="no-limit" style:text-autospace="none" style:snap-to-layout-grid="false"/>
      <style:text-properties style:font-name="Times New Roman" fo:font-size="12pt" fo:language="zxx" fo:country="none" officeooo:rsid="0020a830" officeooo:paragraph-rsid="00822a05" style:font-size-asian="12pt" style:language-asian="pt" style:country-asian="BR" style:font-name-complex="Calibri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3" style:family="paragraph" style:parent-style-name="Standard">
      <style:paragraph-properties fo:text-align="center" style:justify-single-word="false" fo:hyphenation-ladder-count="no-limit" style:text-autospace="none" style:snap-to-layout-grid="false"/>
      <style:text-properties style:font-name="Times New Roman" fo:font-size="12pt" fo:language="zxx" fo:country="none" officeooo:rsid="0020a830" officeooo:paragraph-rsid="00822a05" style:font-size-asian="12pt" style:language-asian="pt" style:country-asian="BR" style:font-name-complex="Calibri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4" style:family="paragraph" style:parent-style-name="Standard">
      <style:paragraph-properties fo:hyphenation-ladder-count="no-limit" style:text-autospace="none" style:snap-to-layout-grid="false"/>
      <style:text-properties style:font-name="Times New Roman" fo:font-size="12pt" fo:language="zxx" fo:country="none" officeooo:paragraph-rsid="00822a05" style:font-size-asian="12pt" style:language-asian="pt" style:country-asian="BR" style:font-name-complex="Verdana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5" style:family="paragraph" style:parent-style-name="Standard">
      <style:paragraph-properties fo:hyphenation-ladder-count="no-limit" style:text-autospace="none" style:snap-to-layout-grid="false"/>
      <style:text-properties style:font-name="Times New Roman" fo:font-size="12pt" fo:language="zxx" fo:country="none" officeooo:rsid="007c950b" officeooo:paragraph-rsid="00822a05" style:font-size-asian="12pt" style:language-asian="pt" style:country-asian="BR" style:font-name-complex="Verdana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6" style:family="paragraph" style:parent-style-name="Standard">
      <style:paragraph-properties fo:hyphenation-ladder-count="no-limit" style:text-autospace="none" style:snap-to-layout-grid="false"/>
      <style:text-properties style:font-name="Times New Roman" fo:font-size="12pt" officeooo:paragraph-rsid="006d5c4c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7" style:family="paragraph" style:parent-style-name="Standard">
      <style:paragraph-properties fo:hyphenation-ladder-count="no-limit" style:text-autospace="none" style:snap-to-layout-grid="false"/>
      <style:text-properties style:font-name="Times New Roman" fo:font-size="12pt" officeooo:paragraph-rsid="00822a05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8" style:family="paragraph" style:parent-style-name="Standard">
      <style:paragraph-properties fo:hyphenation-ladder-count="no-limit" style:text-autospace="none" style:snap-to-layout-grid="false"/>
      <style:text-properties style:font-name="Times New Roman" fo:font-size="12pt" officeooo:paragraph-rsid="005c079a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9" style:family="paragraph" style:parent-style-name="Standard">
      <style:paragraph-properties fo:margin-left="0cm" fo:margin-right="0cm" fo:margin-top="0cm" fo:margin-bottom="0cm" style:contextual-spacing="false" fo:text-align="justify" style:justify-single-word="false" fo:hyphenation-ladder-count="no-limit" fo:text-indent="1.249cm" style:auto-text-indent="false" style:text-autospace="none"/>
      <style:text-properties style:font-name="Times New Roman" fo:font-size="12pt" officeooo:paragraph-rsid="006d5c4c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Standard">
      <style:paragraph-properties fo:margin-left="0cm" fo:margin-right="0cm" fo:margin-top="0cm" fo:margin-bottom="0cm" style:contextual-spacing="false" fo:text-align="justify" style:justify-single-word="false" fo:hyphenation-ladder-count="no-limit" fo:text-indent="1.249cm" style:auto-text-indent="false" style:text-autospace="none"/>
      <style:text-properties style:font-name="Times New Roman" fo:font-size="12pt" officeooo:paragraph-rsid="00822a05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1" style:family="paragraph" style:parent-style-name="Standard">
      <style:paragraph-properties fo:margin-left="0cm" fo:margin-right="0cm" fo:text-align="justify" style:justify-single-word="false" fo:orphans="0" fo:widows="0" fo:text-indent="0cm" style:auto-text-indent="false">
        <style:tab-stops/>
      </style:paragraph-properties>
      <style:text-properties style:font-name="Times New Roman" fo:font-size="12pt" officeooo:paragraph-rsid="00822a05" style:font-size-asian="12pt" style:font-size-complex="12pt"/>
    </style:style>
    <style:style style:name="P62" style:family="paragraph" style:parent-style-name="Standard">
      <style:paragraph-properties fo:margin-left="0cm" fo:margin-right="0cm" fo:text-align="justify" style:justify-single-word="false" fo:orphans="0" fo:widows="0" fo:text-indent="0cm" style:auto-text-indent="false">
        <style:tab-stops/>
      </style:paragraph-properties>
      <style:text-properties style:font-name="Times New Roman" fo:font-size="12pt" officeooo:paragraph-rsid="005c079a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text-align="justify" style:justify-single-word="false" fo:orphans="0" fo:widows="0"/>
      <style:text-properties style:font-name="Times New Roman" fo:font-size="12pt" fo:language="pt" fo:country="BR" fo:font-weight="normal" officeooo:paragraph-rsid="005e6567" style:font-name-asian="Verdana" style:font-size-asian="12pt" style:language-asian="pt" style:country-asian="BR" style:font-weight-asian="normal" style:font-name-complex="Verdana" style:font-size-complex="12pt" style:font-weight-complex="normal"/>
    </style:style>
    <style:style style:name="P64" style:family="paragraph" style:parent-style-name="Standard">
      <style:text-properties officeooo:paragraph-rsid="00822a05"/>
    </style:style>
    <style:style style:name="P65" style:family="paragraph">
      <loext:graphic-properties draw:fill="none" draw:fill-color="#ffffff"/>
      <style:paragraph-properties style:writing-mode="lr-tb"/>
    </style:style>
    <style:style style:name="P66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-asian="Verdana"/>
    </style:style>
    <style:style style:name="T2" style:family="text">
      <style:text-properties officeooo:rsid="007c950b" style:font-name-asian="Verdana"/>
    </style:style>
    <style:style style:name="T3" style:family="text">
      <style:text-properties fo:language="zxx" fo:country="none" style:font-name-asian="Verdana" style:language-asian="pt" style:country-asian="BR" style:font-name-complex="Verdana"/>
    </style:style>
    <style:style style:name="T4" style:family="text">
      <style:text-properties fo:language="zxx" fo:country="none" officeooo:rsid="007c950b" style:font-name-asian="Verdana" style:language-asian="pt" style:country-asian="BR" style:font-name-complex="Verdana"/>
    </style:style>
    <style:style style:name="T5" style:family="text">
      <style:text-properties fo:language="zxx" fo:country="none" officeooo:rsid="00822a05" style:font-name-asian="Verdana" style:language-asian="pt" style:country-asian="BR" style:font-name-complex="Verdana"/>
    </style:style>
    <style:style style:name="T6" style:family="text">
      <style:text-properties fo:language="zxx" fo:country="none" style:language-asian="pt" style:country-asian="BR" style:font-name-complex="Verdana"/>
    </style:style>
    <style:style style:name="T7" style:family="text">
      <style:text-properties fo:language="zxx" fo:country="none" officeooo:rsid="002849fd" style:language-asian="pt" style:country-asian="BR" style:font-name-complex="Verdana"/>
    </style:style>
    <style:style style:name="T8" style:family="text">
      <style:text-properties fo:language="zxx" fo:country="none" officeooo:rsid="001eaccf" style:language-asian="pt" style:country-asian="BR" style:font-name-complex="Verdana"/>
    </style:style>
    <style:style style:name="T9" style:family="text">
      <style:text-properties fo:language="zxx" fo:country="none" officeooo:rsid="0020a830" style:language-asian="pt" style:country-asian="BR" style:font-name-complex="Verdana"/>
    </style:style>
    <style:style style:name="T10" style:family="text">
      <style:text-properties fo:language="zxx" fo:country="none" officeooo:rsid="006d5c4c" style:language-asian="pt" style:country-asian="BR" style:font-name-complex="Verdana"/>
    </style:style>
    <style:style style:name="T11" style:family="text">
      <style:text-properties fo:language="zxx" fo:country="none" officeooo:rsid="00731eac" style:language-asian="pt" style:country-asian="BR" style:font-name-complex="Verdana"/>
    </style:style>
    <style:style style:name="T12" style:family="text">
      <style:text-properties style:font-name-complex="Verdana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346934"/>
    </style:style>
    <style:style style:name="T15" style:family="text">
      <style:text-properties officeooo:rsid="00671ce6"/>
    </style:style>
    <style:style style:name="T16" style:family="text">
      <style:text-properties officeooo:rsid="00719f60"/>
    </style:style>
    <style:style style:name="T17" style:family="text">
      <style:text-properties fo:font-weight="bold" style:language-asian="pt" style:country-asian="BR" style:font-weight-asian="bold" style:font-weight-complex="bold"/>
    </style:style>
    <style:style style:name="T18" style:family="text">
      <style:text-properties fo:font-weight="bold" officeooo:rsid="001a6287" style:language-asian="pt" style:country-asian="BR" style:font-weight-asian="bold" style:font-weight-complex="bold"/>
    </style:style>
    <style:style style:name="T19" style:family="text">
      <style:text-properties officeooo:rsid="007c950b"/>
    </style:style>
    <style:style style:name="T20" style:family="text">
      <style:text-properties fo:language="pt" fo:country="BR" style:text-underline-style="solid" style:text-underline-width="auto" style:text-underline-color="font-color" officeooo:rsid="007c950b" style:letter-kerning="true" style:font-name-asian="Verdana" style:font-name-complex="Verdana" style:font-weight-complex="bold"/>
    </style:style>
    <style:style style:name="T21" style:family="text">
      <style:text-properties fo:language="pt" fo:country="BR" fo:font-weight="normal" officeooo:rsid="00093bf8" style:font-name-asian="Verdana" style:font-weight-asian="normal" style:font-name-complex="Verdana" style:font-weight-complex="normal"/>
    </style:style>
    <style:style style:name="T22" style:family="text">
      <style:text-properties officeooo:rsid="006cf00b" style:letter-kerning="true" style:font-name-asian="Verdana" style:font-name-complex="Verdana"/>
    </style:style>
    <style:style style:name="T23" style:family="text">
      <style:text-properties officeooo:rsid="007c950b" style:letter-kerning="true" style:font-name-asian="Verdana" style:font-name-complex="Verdana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style:text-underline-style="none" fo:font-weight="normal" officeooo:rsid="007cc9cd" style:font-weight-asian="normal" style:font-weight-complex="normal"/>
    </style:style>
    <style:style style:name="T26" style:family="text">
      <style:text-properties style:text-underline-style="none" fo:font-weight="normal" officeooo:rsid="007cf989" style:font-weight-asian="normal" style:font-weight-complex="normal"/>
    </style:style>
    <style:style style:name="T27" style:family="text">
      <style:text-properties officeooo:rsid="007e3cea"/>
    </style:style>
    <style:style style:name="T28" style:family="text">
      <style:text-properties officeooo:rsid="007fb2b5"/>
    </style:style>
    <style:style style:name="T29" style:family="text">
      <style:text-properties officeooo:rsid="00808f9a"/>
    </style:style>
    <style:style style:name="T30" style:family="text">
      <style:text-properties fo:font-weight="normal" officeooo:rsid="00808f9a" style:font-weight-asian="normal" style:font-weight-complex="normal"/>
    </style:style>
    <style:style style:name="T31" style:family="text">
      <style:text-properties fo:font-weight="normal" officeooo:rsid="00822a05" style:font-weight-asian="normal" style:font-weight-complex="normal"/>
    </style:style>
    <style:style style:name="T32" style:family="text">
      <style:text-properties fo:font-weight="normal" officeooo:rsid="00808f9a" style:font-weight-asian="normal" style:font-name-complex="Times New Roman" style:font-weight-complex="normal"/>
    </style:style>
    <style:style style:name="T33" style:family="text">
      <style:text-properties officeooo:rsid="00822a05"/>
    </style:style>
    <style:style style:name="T34" style:family="text">
      <style:text-properties officeooo:rsid="00808f9a" style:font-name-complex="Times New Roman"/>
    </style:style>
    <style:style style:name="gr1" style:family="graphic">
      <style:graphic-properties style:writing-mode="lr-tb" loext:decorative="false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min-height="1.939cm" fo:min-width="17.768cm" fo:padding-top="0.229cm" fo:padding-bottom="0.229cm" fo:padding-left="0.441cm" fo:padding-right="0.441cm" fo:wrap-option="no-wrap" style:writing-mode="lr-tb" loext:decorative="false" style:run-through="foreground"/>
    </style:style>
    <style:style style:name="gr3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loext:decorative="fals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draw:g text:anchor-type="char" draw:z-index="0" draw:name="Forma1" draw:style-name="gr1"><draw:custom-shape draw:style-name="gr2" draw:text-style-name="P65" svg:width="18.908cm" svg:height="2.655cm" svg:x="-0.159cm" svg:y="-0.0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3" draw:text-style-name="P66" svg:x1="15.279cm" svg:y1="-0.053cm" svg:x2="15.279cm" svg:y2="2.601cm"><text:p/></draw:line></draw:g><text:span text:style-name="T12">Ministério da Educação</text:span></text:p>
      <text:p text:style-name="P20">Secretaria de Educação Profissional e Tecnológica</text:p>
      <text:p text:style-name="P20">Instituto Federal de Educação, Ciência e Tecnologia</text:p>
      <text:p text:style-name="P20">de Goiás - Campus de Inhumas</text:p>
      <text:p text:style-name="P16"><text:span text:style-name="T22">Modelo de Documentos <text:s/>- </text:span><text:span text:style-name="T23">2023</text:span></text:p>
      <text:p text:style-name="P16"><text:span text:style-name="T20"/></text:p>
      <text:p text:style-name="P22">Engenharia de Requisitos</text:p>
      <text:p text:style-name="P21"/>
      <text:p text:style-name="P23">Domínio do Sistema:<text:span text:style-name="T24"> </text:span><text:span text:style-name="T25">Núcleo de atividades aplicadas a Redes de computadores e Sistemas distribuídos (NumbERS). Define-se como um núcleo de pesquisa de pequeno/médio porte que compõe a estrutura interna do Instituto Federal de Goiás – Campus Inhumas. É organizado internamente por professores da instituição e estudantes (pesquisadores PIBIC/PIBIC-EM; estagiários; dentre outros).</text:span></text:p>
      <text:p text:style-name="P23"><text:span text:style-name="T25"/></text:p>
      <text:p text:style-name="P23">Objetivos:<text:span text:style-name="T24"> </text:span><text:span text:style-name="T26">Desenvolver software completo (fullstack) capaz de gerenciar o patrimônio do núcleo supracitado.</text:span></text:p>
      <text:p text:style-name="P23"><text:span text:style-name="T26"/></text:p>
      <text:p text:style-name="P24">Ata <text:span text:style-name="T16">Nº 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5"><text:span text:style-name="T27">Em reunião realizada no Laboratório NumbERS do Instituto Federal de Goiás – Campus Inhumas, no dia 11/09/2024 às 13h30, com os seguintes participantes: Orientador de estágio (Rogério Silva) e estagiários (Fabrício França, Guilherme Silva, Maria Eduarda Fernandes, Maycon Silva), foram identificados os seguintes requisitos: Os gerentes de laboratório serão responsáveis pelo gerenciamento de usuários e empréstimos. Haverá um ou mais gerente(s) de patrimônio que será responsável pelo gerenciamento de categorias, subcategorias, condição, situação, quantidade disponível etc. Além disso, compete aos usuários comuns o acesso à lista de patrimônio do núcleo e, uma vez que não podem alterar o sistema, podem abrir requerimentos de inventário (atualização de patrimônio) – esses devem ser enviados para o gerente de patrimônio para que as atualizações necessárias sejam feitas – e abrir solicitações de empréstimos – essas devem ser encaminhadas para os gerentes de laboratório para que formalizem o empréstimo. Gerentes de laboratório também podem acessar as funções inerentes ao cargo de gerente de patrimônio. De acordo com os desenvolvedores envolvidos, o sistema será implementado no padrão WEB para desktop em primeiro momento, utilizando o padrão de desenvolvimento MVC (Model, View, Controller). A linguagem a ser utilizada no back-end será, sobretudo, Node.js (há possibilidades de utilizar-se outras linguagens de programação, como Python e Java). Ademais, no front-end serão utilizados HTML5, CSS3 e JavaScript, bem como, na camada de dados, será utilizada a linguagem PostgreSQL e o SGBD PgAdmin4, caso se faça necessário </text:span><text:span text:style-name="T33">(ressalta-se que, neste documento, estão listados os requisitos desse projeto, mas o banco de dados será desenvolvido em conjunto com o Software de Gerenciamento de Acesso, desenvolvido pela estagiária Maria Eduarda M. Fernandes)</text:span><text:span text:style-name="T27">. Adiciona-se, ainda, que nesta primeira etapa não será utilizada conexão com equipamentos hardware. </text:span><text:span text:style-name="T28">Todos os dados aqui levantados estarão disponíveis no Anexo I deste documento. Após estas definições, agendou-se outra reunião para a próxima semana para apresentação dos documentos de requisitos e prototipação do banco de dados. A reunião foi encerrada pelo orientador de estágio às 14h. Eu, Guilherme Henrique Souza da Silva, desenvolvedor do projeto que redigi esta ata, assino juntamente com os demais participantes.</text:span></text:p>
          </table:table-cell>
          <table:covered-table-cell/>
        </table:table-row>
        <table:table-row>
          <table:table-cell table:style-name="Tabela2.A2" office:value-type="string">
            <text:p text:style-name="P15">Participante</text:p>
          </table:table-cell>
          <table:table-cell table:style-name="Tabela2.B2" office:value-type="string">
            <text:p text:style-name="P15">Assinatura</text:p>
          </table:table-cell>
        </table:table-row>
        <table:table-row>
          <table:table-cell table:style-name="Tabela2.A2" office:value-type="string">
            <text:p text:style-name="P9">Rogério S. Silva</text:p>
          </table:table-cell>
          <table:table-cell table:style-name="Tabela2.B2" office:value-type="string">
            <text:p text:style-name="P2"/>
          </table:table-cell>
        </table:table-row>
        <table:table-row>
          <table:table-cell table:style-name="Tabela2.A2" office:value-type="string">
            <text:p text:style-name="P9">Fabrício F. França</text:p>
          </table:table-cell>
          <table:table-cell table:style-name="Tabela2.B2" office:value-type="string">
            <text:p text:style-name="P2"/>
          </table:table-cell>
        </table:table-row>
        <table:table-row>
          <table:table-cell table:style-name="Tabela2.A2" office:value-type="string">
            <text:p text:style-name="P9">Guilherme Henrique S. da Silva</text:p>
          </table:table-cell>
          <table:table-cell table:style-name="Tabela2.B2" office:value-type="string">
            <text:p text:style-name="P2"/>
          </table:table-cell>
        </table:table-row>
        <table:table-row>
          <table:table-cell table:style-name="Tabela2.A2" office:value-type="string">
            <text:p text:style-name="P9">Maria Eduarda M. Fernandes</text:p>
          </table:table-cell>
          <table:table-cell table:style-name="Tabela2.B2" office:value-type="string">
            <text:p text:style-name="P2"/>
          </table:table-cell>
        </table:table-row>
        <table:table-row>
          <table:table-cell table:style-name="Tabela2.A2" office:value-type="string">
            <text:p text:style-name="P9">Maycon D. Silva</text:p>
          </table:table-cell>
          <table:table-cell table:style-name="Tabela2.B2" office:value-type="string">
            <text:p text:style-name="P2"/>
          </table:table-cell>
        </table:table-row>
      </table:table>
      <text:p text:style-name="P19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table:number-columns-spanned="2" office:value-type="string">
            <text:p text:style-name="P17"><text:span text:style-name="T15">A</text:span>nexo I – Descrição dos Dados <text:span text:style-name="T15">(ATA)</text:span></text:p>
          </table:table-cell>
          <table:covered-table-cell/>
        </table:table-row>
        <text:soft-page-break/>
        <table:table-row table:style-name="Tabela11.1">
          <table:table-cell table:style-name="Tabela11.A2" office:value-type="string">
            <text:p text:style-name="P18">categoria</text:p>
          </table:table-cell>
          <table:table-cell table:style-name="Tabela11.B2" office:value-type="string">
            <text:p text:style-name="P10">Id, categoria <text:span text:style-name="T29">(material (subcategoria: móvel, imóvel), imaterial </text:span><text:span text:style-name="T33">(software, PI (Propriedade Intelectual), Patente(Hardware)</text:span><text:span text:style-name="T29">)</text:span></text:p>
          </table:table-cell>
        </table:table-row>
        <table:table-row table:style-name="Tabela11.1">
          <table:table-cell table:style-name="Tabela11.A3" office:value-type="string">
            <text:p text:style-name="P18">condicao</text:p>
          </table:table-cell>
          <table:table-cell table:style-name="Tabela11.A1" office:value-type="string">
            <text:p text:style-name="P11">Id, condicao <text:span text:style-name="T30">(novo, bom, ocioso, recuperável, antieconômico, irrecuperável)</text:span></text:p>
          </table:table-cell>
        </table:table-row>
        <table:table-row table:style-name="Tabela11.1">
          <table:table-cell table:style-name="Tabela11.A2" office:value-type="string">
            <text:p text:style-name="P18">situacao</text:p>
          </table:table-cell>
          <table:table-cell table:style-name="Tabela11.B2" office:value-type="string">
            <text:p text:style-name="P37">Id, situacao <text:span text:style-name="T29">(disponível, reservado, emprestado, em falta)</text:span></text:p>
          </table:table-cell>
        </table:table-row>
        <table:table-row table:style-name="Tabela11.1">
          <table:table-cell table:style-name="Tabela11.A2" office:value-type="string">
            <text:p text:style-name="P18">patrimonio</text:p>
          </table:table-cell>
          <table:table-cell table:style-name="Tabela11.B2" office:value-type="string">
            <text:p text:style-name="P10">Id, nome, condicao_id, situacao_id, categoria_id, valorEstimado, quantidade</text:p>
          </table:table-cell>
        </table:table-row>
        <table:table-row table:style-name="Tabela11.1">
          <table:table-cell table:style-name="Tabela11.A2" office:value-type="string">
            <text:p text:style-name="P18">usuario</text:p>
          </table:table-cell>
          <table:table-cell table:style-name="Tabela11.B2" office:value-type="string">
            <text:p text:style-name="P10">Id, nome, sobrenome, email, senha, <text:span text:style-name="T29">cargo (gerente lab.; gerente patr.; comum)</text:span></text:p>
          </table:table-cell>
        </table:table-row>
        <table:table-row table:style-name="Tabela11.1">
          <table:table-cell table:style-name="Tabela11.A2" office:value-type="string">
            <text:p text:style-name="P18">emprestimo</text:p>
          </table:table-cell>
          <table:table-cell table:style-name="Tabela11.B2" office:value-type="string">
            <text:p text:style-name="P12">Id, situacao (reservado, devolvido, em uso), usuario_responsavel_id, dataEmprestimo, dataDevolucao, usuario_id</text:p>
          </table:table-cell>
        </table:table-row>
      </table:table>
      <text:p text:style-name="P63"/>
      <text:p text:style-name="P27"/>
      <text:p text:style-name="P29"><text:span text:style-name="T14">P</text:span><text:span text:style-name="T13">rotótipo</text:span></text:p>
      <text:p text:style-name="P28"/>
      <table:table table:name="Tabela12" table:style-name="Tabela12">
        <table:table-column table:style-name="Tabela12.A"/>
        <table:table-row>
          <table:table-cell table:style-name="Tabela12.A1" office:value-type="string">
            <text:p text:style-name="P3"><text:s/></text:p>
            <text:p text:style-name="P3"/>
          </table:table-cell>
        </table:table-row>
        <table:table-row>
          <table:table-cell table:style-name="Tabela12.A2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25"/>
      <text:p text:style-name="P26">Artefatos de Documentação de Requisitos</text:p>
      <text:p text:style-name="P30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2">1<text:span text:style-name="T1"> </text:span>-<text:span text:style-name="T1"> </text:span>Identificação<text:span text:style-name="T1"> </text:span></text:p>
          </table:table-cell>
          <table:table-cell table:style-name="Tabela1.B1" office:value-type="string">
            <text:p text:style-name="P6"><text:span text:style-name="T6">R</text:span><text:span text:style-name="T7">I</text:span><text:span text:style-name="T10">H</text:span><text:span text:style-name="T11">M</text:span><text:span text:style-name="T3"> – </text:span><text:span text:style-name="T5">001</text:span></text:p>
          </table:table-cell>
        </table:table-row>
        <table:table-row table:style-name="Tabela1.1">
          <table:table-cell table:style-name="Tabela1.A2" office:value-type="string">
            <text:p text:style-name="P32">2<text:span text:style-name="T1"> – </text:span>Nome</text:p>
          </table:table-cell>
          <table:table-cell table:style-name="Tabela1.B2" office:value-type="string">
            <text:p text:style-name="P48">Requisito de Interface Homem-Máquina</text:p>
          </table:table-cell>
        </table:table-row>
        <table:table-row table:style-name="Tabela1.1">
          <table:table-cell table:style-name="Tabela1.A2" office:value-type="string">
            <text:p text:style-name="P32">3<text:span text:style-name="T1"> </text:span>-<text:span text:style-name="T1"> </text:span>Fonte<text:span text:style-name="T1"> </text:span>Responsável<text:span text:style-name="T1"> </text:span></text:p>
          </table:table-cell>
          <table:table-cell table:style-name="Tabela1.B2" office:value-type="string">
            <text:p text:style-name="P48">Desenvolvedor do projeto</text:p>
          </table:table-cell>
        </table:table-row>
        <table:table-row table:style-name="Tabela1.1">
          <table:table-cell table:style-name="Tabela1.A2" office:value-type="string">
            <text:p text:style-name="P32">4<text:span text:style-name="T1"> </text:span>-<text:span text:style-name="T1"> </text:span>Data<text:span text:style-name="T1"> </text:span>(dia<text:span text:style-name="T1"> </text:span>e<text:span text:style-name="T1"> </text:span>hora)</text:p>
          </table:table-cell>
          <table:table-cell table:style-name="Tabela1.B2" office:value-type="string">
            <text:p text:style-name="P48">11/09/2024</text:p>
          </table:table-cell>
        </table:table-row>
        <table:table-row table:style-name="Tabela1.1">
          <table:table-cell table:style-name="Tabela1.A2" office:value-type="string">
            <text:p text:style-name="P32">5<text:span text:style-name="T1"> </text:span>-<text:span text:style-name="T1"> </text:span>Local<text:span text:style-name="T1"> </text:span>e/ou<text:span text:style-name="T1"> </text:span>Reunião</text:p>
          </table:table-cell>
          <table:table-cell table:style-name="Tabela1.B2" office:value-type="string">
            <text:p text:style-name="P48">Laboratório NumbERS</text:p>
          </table:table-cell>
        </table:table-row>
        <table:table-row table:style-name="Tabela1.1">
          <table:table-cell table:style-name="Tabela1.A2" office:value-type="string">
            <text:p text:style-name="P32">6<text:span text:style-name="T1"> </text:span>-<text:span text:style-name="T1"> </text:span>Classificação<text:span text:style-name="T1"> </text:span></text:p>
          </table:table-cell>
          <table:table-cell table:style-name="Tabela1.B2" office:value-type="string">
            <text:p text:style-name="P6"><text:span text:style-name="T6">(</text:span><text:span text:style-name="T3"> <text:s text:c="2"/></text:span><text:span text:style-name="T5">x</text:span><text:span text:style-name="T3"> <text:s/></text:span><text:span text:style-name="T6">)</text:span><text:span text:style-name="T3"> </text:span><text:span text:style-name="T6">Imprescindível</text:span><text:span text:style-name="T3"> <text:s text:c="5"/></text:span><text:span text:style-name="T6">(</text:span><text:span text:style-name="T3"> <text:s text:c="4"/></text:span><text:span text:style-name="T6">)</text:span><text:span text:style-name="T3"> </text:span><text:span text:style-name="T6">Desejável.</text:span></text:p>
          </table:table-cell>
        </table:table-row>
        <table:table-row table:style-name="Tabela1.7">
          <table:table-cell table:style-name="Tabela1.A7" office:value-type="string">
            <text:p text:style-name="P32">7<text:span text:style-name="T1">– </text:span>Descrição</text:p>
          </table:table-cell>
          <table:table-cell table:style-name="Tabela1.B2" office:value-type="string">
            <text:p text:style-name="P50">O sistema deverá, em primeiro momento, ser implementado em padrão WEB.</text:p>
          </table:table-cell>
        </table:table-row>
        <table:table-row table:style-name="Tabela1.7">
          <table:table-cell table:style-name="Tabela1.A8" office:value-type="string">
            <text:p text:style-name="P35">8 - Analista</text:p>
          </table:table-cell>
          <table:table-cell table:style-name="Tabela1.B8" office:value-type="string">
            <text:p text:style-name="P49">Guilherme Henrique Souza da Silva</text:p>
          </table:table-cell>
        </table:table-row>
        <table:table-row table:style-name="Tabela1.7">
          <table:table-cell table:style-name="Tabela1.A8" office:value-type="string">
            <text:p text:style-name="P35">9 – Data atualizações</text:p>
          </table:table-cell>
          <table:table-cell table:style-name="Tabela1.B9" office:value-type="string">
            <text:p text:style-name="P49">13/09/24</text:p>
          </table:table-cell>
        </table:table-row>
      </table:table>
      <text:p text:style-name="P30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33">1<text:span text:style-name="T1"> </text:span>-<text:span text:style-name="T1"> </text:span>Identificação<text:span text:style-name="T1"> </text:span></text:p>
          </table:table-cell>
          <table:table-cell table:style-name="Tabela5.B1" office:value-type="string">
            <text:p text:style-name="P7"><text:span text:style-name="T6">R</text:span><text:span text:style-name="T7">IH</text:span><text:span text:style-name="T8">W</text:span><text:span text:style-name="T3"> – </text:span><text:span text:style-name="T5">001</text:span></text:p>
          </table:table-cell>
        </table:table-row>
        <table:table-row table:style-name="Tabela5.1">
          <table:table-cell table:style-name="Tabela5.A2" office:value-type="string">
            <text:p text:style-name="P33">2<text:span text:style-name="T1"> – </text:span>Nome</text:p>
          </table:table-cell>
          <table:table-cell table:style-name="Tabela5.B2" office:value-type="string">
            <text:p text:style-name="P48">Requisito de Interface com Hardware</text:p>
          </table:table-cell>
        </table:table-row>
        <table:table-row table:style-name="Tabela5.1">
          <table:table-cell table:style-name="Tabela5.A2" office:value-type="string">
            <text:p text:style-name="P33">3<text:span text:style-name="T1"> </text:span>-<text:span text:style-name="T1"> </text:span>Fonte<text:span text:style-name="T1"> </text:span>Responsável<text:span text:style-name="T1"> </text:span></text:p>
          </table:table-cell>
          <table:table-cell table:style-name="Tabela5.B2" office:value-type="string">
            <text:p text:style-name="P48">Desenvolvedor do projeto</text:p>
          </table:table-cell>
        </table:table-row>
        <table:table-row table:style-name="Tabela5.1">
          <table:table-cell table:style-name="Tabela5.A2" office:value-type="string">
            <text:p text:style-name="P33">4<text:span text:style-name="T1"> </text:span>-<text:span text:style-name="T1"> </text:span>Data<text:span text:style-name="T1"> </text:span>(dia<text:span text:style-name="T1"> </text:span>e<text:span text:style-name="T1"> </text:span>hora)</text:p>
          </table:table-cell>
          <table:table-cell table:style-name="Tabela5.B2" office:value-type="string">
            <text:p text:style-name="P48">11/09/2024</text:p>
          </table:table-cell>
        </table:table-row>
        <table:table-row table:style-name="Tabela5.1">
          <table:table-cell table:style-name="Tabela5.A2" office:value-type="string">
            <text:p text:style-name="P33">5<text:span text:style-name="T1"> </text:span>-<text:span text:style-name="T1"> </text:span>Local<text:span text:style-name="T1"> </text:span>e/ou<text:span text:style-name="T1"> </text:span>Reunião</text:p>
          </table:table-cell>
          <table:table-cell table:style-name="Tabela5.B2" office:value-type="string">
            <text:p text:style-name="P48">Laboratório NumbERS</text:p>
          </table:table-cell>
        </table:table-row>
        <table:table-row table:style-name="Tabela5.1">
          <table:table-cell table:style-name="Tabela5.A2" office:value-type="string">
            <text:p text:style-name="P33">6<text:span text:style-name="T1"> </text:span>-<text:span text:style-name="T1"> </text:span>Classificação<text:span text:style-name="T1"> </text:span></text:p>
          </table:table-cell>
          <table:table-cell table:style-name="Tabela5.B2" office:value-type="string">
            <text:p text:style-name="P6"><text:span text:style-name="T6">(</text:span><text:span text:style-name="T3"> <text:s text:c="4"/></text:span><text:span text:style-name="T6">)</text:span><text:span text:style-name="T3"> </text:span><text:span text:style-name="T6">Imprescindível</text:span><text:span text:style-name="T3"> <text:s text:c="5"/></text:span><text:span text:style-name="T6">(</text:span><text:span text:style-name="T3"> <text:s text:c="4"/></text:span><text:span text:style-name="T6">)</text:span><text:span text:style-name="T3"> </text:span><text:span text:style-name="T6">Desejável.</text:span></text:p>
          </table:table-cell>
        </table:table-row>
        <table:table-row table:style-name="Tabela5.7">
          <table:table-cell table:style-name="Tabela5.A7" office:value-type="string">
            <text:p text:style-name="P33">7<text:span text:style-name="T1">– </text:span>Descrição</text:p>
          </table:table-cell>
          <table:table-cell table:style-name="Tabela5.B7" office:value-type="string">
            <text:p text:style-name="P50">O sistema, em primeira etapa, não apresenta necessidade de conexão com hardware.</text:p>
          </table:table-cell>
        </table:table-row>
        <table:table-row table:style-name="Tabela5.7">
          <table:table-cell table:style-name="Tabela5.A8" office:value-type="string">
            <text:p text:style-name="P34">8 - Analista</text:p>
          </table:table-cell>
          <table:table-cell table:style-name="Tabela5.B8" office:value-type="string">
            <text:p text:style-name="P49">Guilherme Henrique Souza da Silva</text:p>
          </table:table-cell>
        </table:table-row>
        <table:table-row table:style-name="Tabela5.7">
          <table:table-cell table:style-name="Tabela5.A8" office:value-type="string">
            <text:p text:style-name="P34">9 – Data atualizações</text:p>
          </table:table-cell>
          <table:table-cell table:style-name="Tabela5.B8" office:value-type="string">
            <text:p text:style-name="P49">13/09/24</text:p>
          </table:table-cell>
        </table:table-row>
      </table:table>
      <text:p text:style-name="P36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33">1<text:span text:style-name="T1"> </text:span>-<text:span text:style-name="T1"> </text:span>Identificação<text:span text:style-name="T1"> </text:span></text:p>
          </table:table-cell>
          <table:table-cell table:style-name="Tabela9.B1" office:value-type="string">
            <text:p text:style-name="P7"><text:span text:style-name="T6">R</text:span><text:span text:style-name="T7">I</text:span><text:span text:style-name="T8">SW</text:span><text:span text:style-name="T3"> – </text:span><text:span text:style-name="T5">001</text:span></text:p>
          </table:table-cell>
        </table:table-row>
        <table:table-row table:style-name="Tabela9.1">
          <table:table-cell table:style-name="Tabela9.A2" office:value-type="string">
            <text:p text:style-name="P33">2<text:span text:style-name="T1"> – </text:span>Nome</text:p>
          </table:table-cell>
          <table:table-cell table:style-name="Tabela9.B2" office:value-type="string">
            <text:p text:style-name="P48">Requisito de Interface com Software Externo</text:p>
          </table:table-cell>
        </table:table-row>
        <table:table-row table:style-name="Tabela9.1">
          <table:table-cell table:style-name="Tabela9.A2" office:value-type="string">
            <text:p text:style-name="P33">3<text:span text:style-name="T1"> </text:span>-<text:span text:style-name="T1"> </text:span>Fonte<text:span text:style-name="T1"> </text:span>Responsável<text:span text:style-name="T1"> </text:span></text:p>
          </table:table-cell>
          <table:table-cell table:style-name="Tabela9.B2" office:value-type="string">
            <text:p text:style-name="P48">Desenvolvedor do projeto</text:p>
          </table:table-cell>
        </table:table-row>
        <table:table-row table:style-name="Tabela9.1">
          <table:table-cell table:style-name="Tabela9.A2" office:value-type="string">
            <text:p text:style-name="P33">4<text:span text:style-name="T1"> </text:span>-<text:span text:style-name="T1"> </text:span>Data<text:span text:style-name="T1"> </text:span>(dia<text:span text:style-name="T1"> </text:span>e<text:span text:style-name="T1"> </text:span>hora)</text:p>
          </table:table-cell>
          <table:table-cell table:style-name="Tabela9.B2" office:value-type="string">
            <text:p text:style-name="P48">11/09/2024</text:p>
          </table:table-cell>
        </table:table-row>
        <table:table-row table:style-name="Tabela9.1">
          <table:table-cell table:style-name="Tabela9.A2" office:value-type="string">
            <text:p text:style-name="P33">5<text:span text:style-name="T1"> </text:span>-<text:span text:style-name="T1"> </text:span>Local<text:span text:style-name="T1"> </text:span>e/ou<text:span text:style-name="T1"> </text:span>Reunião</text:p>
          </table:table-cell>
          <table:table-cell table:style-name="Tabela9.B2" office:value-type="string">
            <text:p text:style-name="P48">Laboratório NumbERS</text:p>
          </table:table-cell>
        </table:table-row>
        <table:table-row table:style-name="Tabela9.1">
          <table:table-cell table:style-name="Tabela9.A2" office:value-type="string">
            <text:p text:style-name="P33">6<text:span text:style-name="T1"> </text:span>-<text:span text:style-name="T1"> </text:span>Classificação<text:span text:style-name="T1"> </text:span></text:p>
          </table:table-cell>
          <table:table-cell table:style-name="Tabela9.B2" office:value-type="string">
            <text:p text:style-name="P6"><text:span text:style-name="T6">(</text:span><text:span text:style-name="T3"> <text:s text:c="4"/></text:span><text:span text:style-name="T6">)</text:span><text:span text:style-name="T3"> </text:span><text:span text:style-name="T6">Imprescindível</text:span><text:span text:style-name="T3"> <text:s text:c="5"/></text:span><text:span text:style-name="T6">(</text:span><text:span text:style-name="T3"> <text:s text:c="4"/></text:span><text:span text:style-name="T6">)</text:span><text:span text:style-name="T3"> </text:span><text:span text:style-name="T6">Desejável.</text:span></text:p>
          </table:table-cell>
        </table:table-row>
        <table:table-row table:style-name="Tabela9.7">
          <table:table-cell table:style-name="Tabela9.A7" office:value-type="string">
            <text:p text:style-name="P33">7<text:span text:style-name="T1">– </text:span>Descrição</text:p>
          </table:table-cell>
          <table:table-cell table:style-name="Tabela9.B2" office:value-type="string">
            <text:p text:style-name="P49">O sistema, em primeira etapa, não apresenta necessidade de conexão com software externo.</text:p>
          </table:table-cell>
        </table:table-row>
        <table:table-row table:style-name="Tabela9.7">
          <table:table-cell table:style-name="Tabela9.A8" office:value-type="string">
            <text:p text:style-name="P34">8 - Analista</text:p>
          </table:table-cell>
          <table:table-cell table:style-name="Tabela9.B8" office:value-type="string">
            <text:p text:style-name="P49">Guilherme Henrique Souza da Silva</text:p>
          </table:table-cell>
        </table:table-row>
        <table:table-row table:style-name="Tabela9.7">
          <table:table-cell table:style-name="Tabela9.A8" office:value-type="string">
            <text:p text:style-name="P34">9 – Data atualizações</text:p>
          </table:table-cell>
          <table:table-cell table:style-name="Tabela9.B9" office:value-type="string">
            <text:p text:style-name="P49">13/09/24</text:p>
          </table:table-cell>
        </table:table-row>
      </table:table>
      <text:p text:style-name="P46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32">1<text:span text:style-name="T1"> </text:span>-<text:span text:style-name="T1"> </text:span>Identificação<text:span text:style-name="T1"> </text:span></text:p>
          </table:table-cell>
          <table:table-cell table:style-name="Tabela7.B1" office:value-type="string">
            <text:p text:style-name="P6"><text:span text:style-name="T6">R</text:span><text:span text:style-name="T10">nF</text:span><text:span text:style-name="T3"> – </text:span><text:span text:style-name="T5">001</text:span></text:p>
          </table:table-cell>
        </table:table-row>
        <table:table-row table:style-name="Tabela7.1">
          <table:table-cell table:style-name="Tabela7.A2" office:value-type="string">
            <text:p text:style-name="P32">2<text:span text:style-name="T1"> – </text:span>Nome</text:p>
          </table:table-cell>
          <table:table-cell table:style-name="Tabela7.B2" office:value-type="string">
            <text:p text:style-name="P48">Requisito não Funcional – Linguagem de Programação</text:p>
          </table:table-cell>
        </table:table-row>
        <table:table-row table:style-name="Tabela7.1">
          <table:table-cell table:style-name="Tabela7.A2" office:value-type="string">
            <text:p text:style-name="P32">3<text:span text:style-name="T1"> </text:span>-<text:span text:style-name="T1"> </text:span>Fonte<text:span text:style-name="T1"> </text:span>Responsável<text:span text:style-name="T1"> </text:span></text:p>
          </table:table-cell>
          <table:table-cell table:style-name="Tabela7.B2" office:value-type="string">
            <text:p text:style-name="P48">Orientador de Estágio</text:p>
          </table:table-cell>
        </table:table-row>
        <table:table-row table:style-name="Tabela7.1">
          <table:table-cell table:style-name="Tabela7.A2" office:value-type="string">
            <text:p text:style-name="P32">4<text:span text:style-name="T1"> </text:span>-<text:span text:style-name="T1"> </text:span>Data<text:span text:style-name="T1"> </text:span>(dia<text:span text:style-name="T1"> </text:span>e<text:span text:style-name="T1"> </text:span>hora)</text:p>
          </table:table-cell>
          <table:table-cell table:style-name="Tabela7.B2" office:value-type="string">
            <text:p text:style-name="P48">11/09/2024</text:p>
          </table:table-cell>
        </table:table-row>
        <table:table-row table:style-name="Tabela7.1">
          <table:table-cell table:style-name="Tabela7.A2" office:value-type="string">
            <text:p text:style-name="P32">5<text:span text:style-name="T1"> </text:span>-<text:span text:style-name="T1"> </text:span>Local<text:span text:style-name="T1"> </text:span>e/ou<text:span text:style-name="T1"> </text:span>Reunião</text:p>
          </table:table-cell>
          <table:table-cell table:style-name="Tabela7.B2" office:value-type="string">
            <text:p text:style-name="P48">Laboratório NumbERS</text:p>
          </table:table-cell>
        </table:table-row>
        <table:table-row table:style-name="Tabela7.1">
          <table:table-cell table:style-name="Tabela7.A2" office:value-type="string">
            <text:p text:style-name="P32">6<text:span text:style-name="T1"> </text:span>-<text:span text:style-name="T1"> </text:span>Classificação<text:span text:style-name="T1"> </text:span></text:p>
          </table:table-cell>
          <table:table-cell table:style-name="Tabela7.B2" office:value-type="string">
            <text:p text:style-name="P6"><text:span text:style-name="T6">(</text:span><text:span text:style-name="T3"> <text:s text:c="2"/></text:span><text:span text:style-name="T5">x</text:span><text:span text:style-name="T3"> <text:s/></text:span><text:span text:style-name="T6">)</text:span><text:span text:style-name="T3"> </text:span><text:span text:style-name="T6">Imprescindível</text:span><text:span text:style-name="T3"> <text:s text:c="5"/></text:span><text:span text:style-name="T6">(</text:span><text:span text:style-name="T3"> <text:s text:c="4"/></text:span><text:span text:style-name="T6">)</text:span><text:span text:style-name="T3"> </text:span><text:span text:style-name="T6">Desejável.</text:span></text:p>
          </table:table-cell>
        </table:table-row>
        <table:table-row table:style-name="Tabela7.7">
          <table:table-cell table:style-name="Tabela7.A7" office:value-type="string">
            <text:p text:style-name="P32">7<text:span text:style-name="T1">– </text:span>Descrição</text:p>
          </table:table-cell>
          <table:table-cell table:style-name="Tabela7.B2" office:value-type="string">
            <text:p text:style-name="P50">O sistema deverá ser implementado, no back-end, sobretudo em Node.js. Há a possibilidade de serem utilizadas, em conjunto com a linguagem supracitada, as linguagens Python e Java.</text:p>
          </table:table-cell>
        </table:table-row>
        <text:soft-page-break/>
        <table:table-row table:style-name="Tabela7.7">
          <table:table-cell table:style-name="Tabela7.A8" office:value-type="string">
            <text:p text:style-name="P34">8 - Analista</text:p>
          </table:table-cell>
          <table:table-cell table:style-name="Tabela7.B8" office:value-type="string">
            <text:p text:style-name="P49">Guilherme Henrique Souza da Silva</text:p>
          </table:table-cell>
        </table:table-row>
        <table:table-row table:style-name="Tabela7.7">
          <table:table-cell table:style-name="Tabela7.A8" office:value-type="string">
            <text:p text:style-name="P34">9 – Data atualizações</text:p>
          </table:table-cell>
          <table:table-cell table:style-name="Tabela7.B9" office:value-type="string">
            <text:p text:style-name="P49">13/09/24</text:p>
          </table:table-cell>
        </table:table-row>
      </table:table>
      <text:p text:style-name="P59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54">1<text:span text:style-name="T1"> </text:span>-<text:span text:style-name="T1"> </text:span>Identificação<text:span text:style-name="T1"> </text:span></text:p>
          </table:table-cell>
          <table:table-cell table:style-name="Tabela3.B1" office:value-type="string">
            <text:p text:style-name="P7"><text:span text:style-name="T6">R</text:span><text:span text:style-name="T9">Fn</text:span><text:span text:style-name="T3"> - </text:span><text:span text:style-name="T5">002</text:span></text:p>
          </table:table-cell>
        </table:table-row>
        <table:table-row table:style-name="Tabela3.1">
          <table:table-cell table:style-name="Tabela3.A2" office:value-type="string">
            <text:p text:style-name="P54">2<text:span text:style-name="T1"> – </text:span>Nome</text:p>
          </table:table-cell>
          <table:table-cell table:style-name="Tabela3.B2" office:value-type="string">
            <text:p text:style-name="P48">Requisito não Funcional – Sistema Gerenciador de Banco de Dados</text:p>
          </table:table-cell>
        </table:table-row>
        <table:table-row table:style-name="Tabela3.1">
          <table:table-cell table:style-name="Tabela3.A2" office:value-type="string">
            <text:p text:style-name="P54">3<text:span text:style-name="T1"> </text:span>-<text:span text:style-name="T1"> </text:span>Fonte<text:span text:style-name="T1"> </text:span>Responsável<text:span text:style-name="T1"> </text:span></text:p>
          </table:table-cell>
          <table:table-cell table:style-name="Tabela3.B2" office:value-type="string">
            <text:p text:style-name="P48">Desenvolvedor do projeto</text:p>
          </table:table-cell>
        </table:table-row>
        <table:table-row table:style-name="Tabela3.1">
          <table:table-cell table:style-name="Tabela3.A2" office:value-type="string">
            <text:p text:style-name="P54">4<text:span text:style-name="T1"> </text:span>-<text:span text:style-name="T1"> </text:span>Data<text:span text:style-name="T1"> </text:span>(dia<text:span text:style-name="T1"> </text:span>e<text:span text:style-name="T1"> </text:span>hora)</text:p>
          </table:table-cell>
          <table:table-cell table:style-name="Tabela3.B2" office:value-type="string">
            <text:p text:style-name="P48">11/09/2024</text:p>
          </table:table-cell>
        </table:table-row>
        <table:table-row table:style-name="Tabela3.1">
          <table:table-cell table:style-name="Tabela3.A2" office:value-type="string">
            <text:p text:style-name="P54">5<text:span text:style-name="T1"> </text:span>-<text:span text:style-name="T1"> </text:span>Local<text:span text:style-name="T1"> </text:span>e/ou<text:span text:style-name="T1"> </text:span>Reunião</text:p>
          </table:table-cell>
          <table:table-cell table:style-name="Tabela3.B2" office:value-type="string">
            <text:p text:style-name="P48">Laboratório NumbERS</text:p>
          </table:table-cell>
        </table:table-row>
        <table:table-row table:style-name="Tabela3.1">
          <table:table-cell table:style-name="Tabela3.A2" office:value-type="string">
            <text:p text:style-name="P54">6<text:span text:style-name="T1"> </text:span>-<text:span text:style-name="T1"> </text:span>Classificação<text:span text:style-name="T1"> </text:span></text:p>
          </table:table-cell>
          <table:table-cell table:style-name="Tabela3.B2" office:value-type="string">
            <text:p text:style-name="P6"><text:span text:style-name="T6">(</text:span><text:span text:style-name="T3"> <text:s text:c="2"/></text:span><text:span text:style-name="T5">x</text:span><text:span text:style-name="T3"> <text:s/></text:span><text:span text:style-name="T6">)</text:span><text:span text:style-name="T3"> </text:span><text:span text:style-name="T6">Imprescindível</text:span><text:span text:style-name="T3"> <text:s text:c="5"/></text:span><text:span text:style-name="T6">(</text:span><text:span text:style-name="T3"> <text:s text:c="4"/></text:span><text:span text:style-name="T6">)</text:span><text:span text:style-name="T3"> </text:span><text:span text:style-name="T6">Desejável.</text:span></text:p>
          </table:table-cell>
        </table:table-row>
        <table:table-row table:style-name="Tabela3.7">
          <table:table-cell table:style-name="Tabela3.A7" office:value-type="string">
            <text:p text:style-name="P54">7<text:span text:style-name="T1">– </text:span>Descrição</text:p>
          </table:table-cell>
          <table:table-cell table:style-name="Tabela3.B2" office:value-type="string">
            <text:p text:style-name="P49">O sistema deverá ser implementado utilizando banco de dados PostgreSQL e, caso necessário, SGBD PgAdmin4 ou MySQL Workbench.</text:p>
          </table:table-cell>
        </table:table-row>
        <table:table-row table:style-name="Tabela3.7">
          <table:table-cell table:style-name="Tabela3.A8" office:value-type="string">
            <text:p text:style-name="P55">8 - Analista</text:p>
          </table:table-cell>
          <table:table-cell table:style-name="Tabela3.B8" office:value-type="string">
            <text:p text:style-name="P49">Guilherme Henrique Souza da Silva</text:p>
          </table:table-cell>
        </table:table-row>
        <table:table-row table:style-name="Tabela3.7">
          <table:table-cell table:style-name="Tabela3.A8" office:value-type="string">
            <text:p text:style-name="P55">9 – Data atualizações</text:p>
          </table:table-cell>
          <table:table-cell table:style-name="Tabela3.B9" office:value-type="string">
            <text:p text:style-name="P49">13/09/24</text:p>
          </table:table-cell>
        </table:table-row>
      </table:table>
      <text:p text:style-name="P60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table:number-columns-spanned="2" office:value-type="string">
            <text:p text:style-name="P41"><text:span text:style-name="T15">A</text:span>nexo I – Descrição dos Dados <text:span text:style-name="T15">(ATA)</text:span></text:p>
          </table:table-cell>
          <table:covered-table-cell/>
        </table:table-row>
        <table:table-row table:style-name="Tabela4.1">
          <table:table-cell table:style-name="Tabela4.A2" office:value-type="string">
            <text:p text:style-name="P42">categoria</text:p>
          </table:table-cell>
          <table:table-cell table:style-name="Tabela4.B2" office:value-type="string">
            <text:p text:style-name="P43">Id, categoria <text:span text:style-name="T29">(material (subcategoria: móvel, imóvel), imaterial)</text:span></text:p>
          </table:table-cell>
        </table:table-row>
        <table:table-row table:style-name="Tabela4.1">
          <table:table-cell table:style-name="Tabela4.A3" office:value-type="string">
            <text:p text:style-name="P42">condicao</text:p>
          </table:table-cell>
          <table:table-cell table:style-name="Tabela4.A1" office:value-type="string">
            <text:p text:style-name="P43">Id, condicao <text:span text:style-name="T30">(novo, bom, ocioso, recuperável, antieconômico, irrecuperável)</text:span></text:p>
          </table:table-cell>
        </table:table-row>
        <table:table-row table:style-name="Tabela4.1">
          <table:table-cell table:style-name="Tabela4.A2" office:value-type="string">
            <text:p text:style-name="P42">situacao</text:p>
          </table:table-cell>
          <table:table-cell table:style-name="Tabela4.B2" office:value-type="string">
            <text:p text:style-name="P45">Id, situacao <text:span text:style-name="T29">(disponível, reservado, emprestado, em falta)</text:span></text:p>
          </table:table-cell>
        </table:table-row>
        <table:table-row table:style-name="Tabela4.1">
          <table:table-cell table:style-name="Tabela4.A2" office:value-type="string">
            <text:p text:style-name="P42">patrimonio</text:p>
          </table:table-cell>
          <table:table-cell table:style-name="Tabela4.B2" office:value-type="string">
            <text:p text:style-name="P43">Id, nome, condicao_id, situacao_id, categoria_id, valorEstimado, quantidade</text:p>
          </table:table-cell>
        </table:table-row>
        <table:table-row table:style-name="Tabela4.1">
          <table:table-cell table:style-name="Tabela4.A2" office:value-type="string">
            <text:p text:style-name="P42">usuario</text:p>
          </table:table-cell>
          <table:table-cell table:style-name="Tabela4.B2" office:value-type="string">
            <text:p text:style-name="P43">Id, nome, sobrenome, email, senha, <text:span text:style-name="T29">cargo (gerente lab.; gerente patr.; comum)</text:span></text:p>
          </table:table-cell>
        </table:table-row>
        <table:table-row table:style-name="Tabela4.1">
          <table:table-cell table:style-name="Tabela4.A2" office:value-type="string">
            <text:p text:style-name="P42">emprestimo</text:p>
          </table:table-cell>
          <table:table-cell table:style-name="Tabela4.B2" office:value-type="string">
            <text:p text:style-name="P44">Id, situacao (reservado, devolvido, em uso), usuario_responsavel_id, dataEmprestimo, dataDevolucao, usuario_id</text:p>
          </table:table-cell>
        </table:table-row>
      </table:table>
      <text:p text:style-name="P64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table:number-columns-spanned="2" office:value-type="string">
            <text:p text:style-name="P33">1<text:span text:style-name="T1"> </text:span>-<text:span text:style-name="T1"> </text:span>Identificação<text:span text:style-name="T1"> </text:span></text:p>
          </table:table-cell>
          <table:covered-table-cell/>
          <table:table-cell table:style-name="Tabela6.C1" table:number-columns-spanned="2" office:value-type="string">
            <text:p text:style-name="P7"><text:span text:style-name="T6">R</text:span><text:span text:style-name="T9">Fn</text:span><text:span text:style-name="T3"> - </text:span><text:span text:style-name="T5">001</text:span></text:p>
          </table:table-cell>
          <table:covered-table-cell/>
        </table:table-row>
        <table:table-row table:style-name="Tabela6.1">
          <table:table-cell table:style-name="Tabela6.A2" table:number-columns-spanned="2" office:value-type="string">
            <text:p text:style-name="P33">2<text:span text:style-name="T1"> </text:span>-<text:span text:style-name="T1"> </text:span>Nome</text:p>
          </table:table-cell>
          <table:covered-table-cell/>
          <table:table-cell table:style-name="Tabela6.C2" table:number-columns-spanned="2" office:value-type="string">
            <text:p text:style-name="P48">Requisito Funcional – Manutenção de Categoria</text:p>
          </table:table-cell>
          <table:covered-table-cell/>
        </table:table-row>
        <table:table-row table:style-name="Tabela6.1">
          <table:table-cell table:style-name="Tabela6.A2" table:number-columns-spanned="2" office:value-type="string">
            <text:p text:style-name="P33">3<text:span text:style-name="T1"> </text:span>-<text:span text:style-name="T1"> </text:span>Fonte<text:span text:style-name="T1"> </text:span>Responsável<text:span text:style-name="T1"> </text:span></text:p>
          </table:table-cell>
          <table:covered-table-cell/>
          <table:table-cell table:style-name="Tabela6.C2" table:number-columns-spanned="2" office:value-type="string">
            <text:p text:style-name="P48">Desenvolvedor do projeto</text:p>
          </table:table-cell>
          <table:covered-table-cell/>
        </table:table-row>
        <table:table-row table:style-name="Tabela6.1">
          <table:table-cell table:style-name="Tabela6.A2" table:number-columns-spanned="2" office:value-type="string">
            <text:p text:style-name="P33">4<text:span text:style-name="T1"> </text:span>-<text:span text:style-name="T1"> </text:span>Data<text:span text:style-name="T1"> </text:span>(dia<text:span text:style-name="T1"> </text:span>e<text:span text:style-name="T1"> </text:span>hora)</text:p>
          </table:table-cell>
          <table:covered-table-cell/>
          <table:table-cell table:style-name="Tabela6.C2" table:number-columns-spanned="2" office:value-type="string">
            <text:p text:style-name="P48">11/09/2024</text:p>
          </table:table-cell>
          <table:covered-table-cell/>
        </table:table-row>
        <table:table-row table:style-name="Tabela6.1">
          <table:table-cell table:style-name="Tabela6.A2" table:number-columns-spanned="2" office:value-type="string">
            <text:p text:style-name="P33">5<text:span text:style-name="T1"> </text:span>-<text:span text:style-name="T1"> </text:span>Local<text:span text:style-name="T1"> </text:span>e/ou<text:span text:style-name="T1"> </text:span>Reunião</text:p>
          </table:table-cell>
          <table:covered-table-cell/>
          <table:table-cell table:style-name="Tabela6.C2" table:number-columns-spanned="2" office:value-type="string">
            <text:p text:style-name="P48">Laboratório NumbERS</text:p>
          </table:table-cell>
          <table:covered-table-cell/>
        </table:table-row>
        <table:table-row table:style-name="Tabela6.1">
          <table:table-cell table:style-name="Tabela6.A2" table:number-columns-spanned="2" office:value-type="string">
            <text:p text:style-name="P33">6<text:span text:style-name="T1"> </text:span>-<text:span text:style-name="T1"> </text:span>Classificação<text:span text:style-name="T1"> </text:span></text:p>
          </table:table-cell>
          <table:covered-table-cell/>
          <table:table-cell table:style-name="Tabela6.C2" table:number-columns-spanned="2" office:value-type="string">
            <text:p text:style-name="P6"><text:span text:style-name="T6">(</text:span><text:span text:style-name="T3"> <text:s text:c="2"/></text:span><text:span text:style-name="T5">x</text:span><text:span text:style-name="T3"> <text:s/></text:span><text:span text:style-name="T6">)</text:span><text:span text:style-name="T3"> </text:span><text:span text:style-name="T6">Imprescindível</text:span><text:span text:style-name="T3"> <text:s text:c="5"/></text:span><text:span text:style-name="T6">(</text:span><text:span text:style-name="T3"> <text:s text:c="4"/></text:span><text:span text:style-name="T6">)</text:span><text:span text:style-name="T3"> </text:span><text:span text:style-name="T6">Desejável.</text:span></text:p>
          </table:table-cell>
          <table:covered-table-cell/>
        </table:table-row>
        <table:table-row table:style-name="Tabela6.1">
          <table:table-cell table:style-name="Tabela6.A7" table:number-columns-spanned="2" office:value-type="string">
            <text:p text:style-name="P33">7-<text:span text:style-name="T1"> </text:span>Descrição</text:p>
          </table:table-cell>
          <table:covered-table-cell/>
          <table:table-cell table:style-name="Tabela6.C2" table:number-columns-spanned="2" office:value-type="string">
            <text:p text:style-name="P49">O sistema deverá permitir o cadastramento e manutenção dos dados de categorias.</text:p>
          </table:table-cell>
          <table:covered-table-cell/>
        </table:table-row>
        <table:table-row table:style-name="Tabela6.1">
          <table:table-cell table:style-name="Tabela6.A1" table:number-columns-spanned="2" office:value-type="string">
            <text:p text:style-name="P34">8 - Analista</text:p>
          </table:table-cell>
          <table:covered-table-cell/>
          <table:table-cell table:style-name="Tabela6.C2" table:number-columns-spanned="2" office:value-type="string">
            <text:p text:style-name="P49">Guilherme Henrique Souza da Silva</text:p>
          </table:table-cell>
          <table:covered-table-cell/>
        </table:table-row>
        <table:table-row table:style-name="Tabela6.1">
          <table:table-cell table:style-name="Tabela6.A9" table:number-columns-spanned="2" office:value-type="string">
            <text:p text:style-name="P34">9 – Data atualizações</text:p>
          </table:table-cell>
          <table:covered-table-cell/>
          <table:table-cell table:style-name="Tabela6.C9" table:number-columns-spanned="2" office:value-type="string">
            <text:p text:style-name="P49">13/09/24</text:p>
          </table:table-cell>
          <table:covered-table-cell/>
        </table:table-row>
        <table:table-row table:style-name="Tabela6.1">
          <table:table-cell table:style-name="Tabela6.A9" table:number-columns-spanned="2" office:value-type="string">
            <text:p text:style-name="P33"><text:span text:style-name="T19">10 </text:span>-<text:span text:style-name="T1"> </text:span>Ações</text:p>
          </table:table-cell>
          <table:covered-table-cell/>
          <table:table-cell table:style-name="Tabela6.C9" table:number-columns-spanned="2" office:value-type="string">
            <text:p text:style-name="P48">Desenvolvedor do projeto</text:p>
          </table:table-cell>
          <table:covered-table-cell/>
        </table:table-row>
        <table:table-row table:style-name="Tabela6.11">
          <table:table-cell table:style-name="Tabela6.A1" table:number-columns-spanned="2" office:value-type="string">
            <text:p text:style-name="P33"><text:span text:style-name="T2">11</text:span><text:span text:style-name="T1">– </text:span>Restrições/Validações<text:span text:style-name="T1"> </text:span></text:p>
          </table:table-cell>
          <table:covered-table-cell/>
          <table:table-cell table:style-name="Tabela6.C2" table:number-columns-spanned="2" office:value-type="string">
            <text:p text:style-name="P48">11/09/2024</text:p>
          </table:table-cell>
          <table:covered-table-cell/>
        </table:table-row>
        <table:table-row table:style-name="Tabela6.1">
          <table:table-cell table:style-name="Tabela6.A12" table:number-columns-spanned="4" office:value-type="string">
            <text:p text:style-name="P7"><text:span text:style-name="T4">12</text:span><text:span text:style-name="T3">– </text:span><text:span text:style-name="T6">Dados:</text:span><text:span text:style-name="T3"> </text:span></text:p>
          </table:table-cell>
          <table:covered-table-cell/>
          <table:covered-table-cell/>
          <table:covered-table-cell/>
        </table:table-row>
        <table:table-row table:style-name="Tabela6.1">
          <table:table-cell table:style-name="Tabela6.A2" office:value-type="string">
            <text:p text:style-name="P33">Descrição</text:p>
          </table:table-cell>
          <table:table-cell table:style-name="Tabela6.A2" table:number-columns-spanned="2" office:value-type="string">
            <text:p text:style-name="P33">Tipo</text:p>
          </table:table-cell>
          <table:covered-table-cell/>
          <table:table-cell table:style-name="Tabela6.A12" office:value-type="string">
            <text:p text:style-name="P33">Obrigatório</text:p>
          </table:table-cell>
        </table:table-row>
        <table:table-row table:style-name="Tabela6.1">
          <table:table-cell table:style-name="Tabela6.A14" office:value-type="string">
            <text:p text:style-name="P48">id</text:p>
          </table:table-cell>
          <table:table-cell table:style-name="Tabela6.A14" table:number-columns-spanned="2" office:value-type="string">
            <text:p text:style-name="P48">serial</text:p>
          </table:table-cell>
          <table:covered-table-cell/>
          <table:table-cell table:style-name="Tabela6.C2" office:value-type="string">
            <text:p text:style-name="P51">x</text:p>
          </table:table-cell>
        </table:table-row>
        <table:table-row table:style-name="Tabela6.1">
          <table:table-cell table:style-name="Tabela6.A14" office:value-type="string">
            <text:p text:style-name="P48">categoria</text:p>
          </table:table-cell>
          <table:table-cell table:style-name="Tabela6.A14" table:number-columns-spanned="2" office:value-type="string">
            <text:p text:style-name="P48">varchar (<text:span text:style-name="T34">material (subcategoria: móvel, imóvel), imaterial</text:span>)</text:p>
          </table:table-cell>
          <table:covered-table-cell/>
          <table:table-cell table:style-name="Tabela6.C2" office:value-type="string">
            <text:p text:style-name="P51">x</text:p>
          </table:table-cell>
        </table:table-row>
      </table:table>
      <text:p text:style-name="P62"><text:span text:style-name="T21"><text:s/></text:span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 table:style-name="Tabela10.1">
          <table:table-cell table:style-name="Tabela10.A1" table:number-columns-spanned="2" office:value-type="string">
            <text:p text:style-name="P54">1<text:span text:style-name="T1"> </text:span>-<text:span text:style-name="T1"> </text:span>Identificação<text:span text:style-name="T1"> </text:span></text:p>
          </table:table-cell>
          <table:covered-table-cell/>
          <table:table-cell table:style-name="Tabela10.C1" table:number-columns-spanned="2" office:value-type="string">
            <text:p text:style-name="P57"><text:span text:style-name="T6">R</text:span><text:span text:style-name="T9">Fn</text:span><text:span text:style-name="T3"> - </text:span><text:span text:style-name="T5">002</text:span></text:p>
          </table:table-cell>
          <table:covered-table-cell/>
        </table:table-row>
        <table:table-row table:style-name="Tabela10.1">
          <table:table-cell table:style-name="Tabela10.A2" table:number-columns-spanned="2" office:value-type="string">
            <text:p text:style-name="P54">2<text:span text:style-name="T1"> </text:span>-<text:span text:style-name="T1"> </text:span>Nome</text:p>
          </table:table-cell>
          <table:covered-table-cell/>
          <table:table-cell table:style-name="Tabela10.C2" table:number-columns-spanned="2" office:value-type="string">
            <text:p text:style-name="P48">Requisito Funcional – Manutenção de Condicao</text:p>
          </table:table-cell>
          <table:covered-table-cell/>
        </table:table-row>
        <table:table-row table:style-name="Tabela10.1">
          <table:table-cell table:style-name="Tabela10.A2" table:number-columns-spanned="2" office:value-type="string">
            <text:p text:style-name="P54">3<text:span text:style-name="T1"> </text:span>-<text:span text:style-name="T1"> </text:span>Fonte<text:span text:style-name="T1"> </text:span>Responsável<text:span text:style-name="T1"> </text:span></text:p>
          </table:table-cell>
          <table:covered-table-cell/>
          <table:table-cell table:style-name="Tabela10.C2" table:number-columns-spanned="2" office:value-type="string">
            <text:p text:style-name="P48">Desenvolvedor do projeto</text:p>
          </table:table-cell>
          <table:covered-table-cell/>
        </table:table-row>
        <table:table-row table:style-name="Tabela10.1">
          <table:table-cell table:style-name="Tabela10.A2" table:number-columns-spanned="2" office:value-type="string">
            <text:p text:style-name="P54">4<text:span text:style-name="T1"> </text:span>-<text:span text:style-name="T1"> </text:span>Data<text:span text:style-name="T1"> </text:span>(dia<text:span text:style-name="T1"> </text:span>e<text:span text:style-name="T1"> </text:span>hora)</text:p>
          </table:table-cell>
          <table:covered-table-cell/>
          <table:table-cell table:style-name="Tabela10.C2" table:number-columns-spanned="2" office:value-type="string">
            <text:p text:style-name="P48">11/09/2024</text:p>
          </table:table-cell>
          <table:covered-table-cell/>
        </table:table-row>
        <text:soft-page-break/>
        <table:table-row table:style-name="Tabela10.1">
          <table:table-cell table:style-name="Tabela10.A2" table:number-columns-spanned="2" office:value-type="string">
            <text:p text:style-name="P54">5<text:span text:style-name="T1"> </text:span>-<text:span text:style-name="T1"> </text:span>Local<text:span text:style-name="T1"> </text:span>e/ou<text:span text:style-name="T1"> </text:span>Reunião</text:p>
          </table:table-cell>
          <table:covered-table-cell/>
          <table:table-cell table:style-name="Tabela10.C2" table:number-columns-spanned="2" office:value-type="string">
            <text:p text:style-name="P48">Laboratório NumbERS</text:p>
          </table:table-cell>
          <table:covered-table-cell/>
        </table:table-row>
        <table:table-row table:style-name="Tabela10.1">
          <table:table-cell table:style-name="Tabela10.A2" table:number-columns-spanned="2" office:value-type="string">
            <text:p text:style-name="P54">6<text:span text:style-name="T1"> </text:span>-<text:span text:style-name="T1"> </text:span>Classificação<text:span text:style-name="T1"> </text:span></text:p>
          </table:table-cell>
          <table:covered-table-cell/>
          <table:table-cell table:style-name="Tabela10.C2" table:number-columns-spanned="2" office:value-type="string">
            <text:p text:style-name="P57"><text:span text:style-name="T6">(</text:span><text:span text:style-name="T3"> <text:s text:c="2"/></text:span><text:span text:style-name="T5">x</text:span><text:span text:style-name="T3"> <text:s/></text:span><text:span text:style-name="T6">)</text:span><text:span text:style-name="T3"> </text:span><text:span text:style-name="T6">Imprescindível</text:span><text:span text:style-name="T3"> <text:s text:c="5"/></text:span><text:span text:style-name="T6">(</text:span><text:span text:style-name="T3"> <text:s text:c="4"/></text:span><text:span text:style-name="T6">)</text:span><text:span text:style-name="T3"> </text:span><text:span text:style-name="T6">Desejável.</text:span></text:p>
          </table:table-cell>
          <table:covered-table-cell/>
        </table:table-row>
        <table:table-row table:style-name="Tabela10.1">
          <table:table-cell table:style-name="Tabela10.A7" table:number-columns-spanned="2" office:value-type="string">
            <text:p text:style-name="P54">7-<text:span text:style-name="T1"> </text:span>Descrição</text:p>
          </table:table-cell>
          <table:covered-table-cell/>
          <table:table-cell table:style-name="Tabela10.C2" table:number-columns-spanned="2" office:value-type="string">
            <text:p text:style-name="P49">O sistema deverá permitir o cadastramento e manutenção dos dados de condições.</text:p>
          </table:table-cell>
          <table:covered-table-cell/>
        </table:table-row>
        <table:table-row table:style-name="Tabela10.1">
          <table:table-cell table:style-name="Tabela10.A1" table:number-columns-spanned="2" office:value-type="string">
            <text:p text:style-name="P55">8 - Analista</text:p>
          </table:table-cell>
          <table:covered-table-cell/>
          <table:table-cell table:style-name="Tabela10.C2" table:number-columns-spanned="2" office:value-type="string">
            <text:p text:style-name="P49">Guilherme Henrique Souza da Silva</text:p>
          </table:table-cell>
          <table:covered-table-cell/>
        </table:table-row>
        <table:table-row table:style-name="Tabela10.1">
          <table:table-cell table:style-name="Tabela10.A9" table:number-columns-spanned="2" office:value-type="string">
            <text:p text:style-name="P55">9 – Data atualizações</text:p>
          </table:table-cell>
          <table:covered-table-cell/>
          <table:table-cell table:style-name="Tabela10.C9" table:number-columns-spanned="2" office:value-type="string">
            <text:p text:style-name="P49">13/09/24</text:p>
          </table:table-cell>
          <table:covered-table-cell/>
        </table:table-row>
        <table:table-row table:style-name="Tabela10.1">
          <table:table-cell table:style-name="Tabela10.A9" table:number-columns-spanned="2" office:value-type="string">
            <text:p text:style-name="P54"><text:span text:style-name="T19">10 </text:span>-<text:span text:style-name="T1"> </text:span>Ações</text:p>
          </table:table-cell>
          <table:covered-table-cell/>
          <table:table-cell table:style-name="Tabela10.C9" table:number-columns-spanned="2" office:value-type="string">
            <text:p text:style-name="P48">Desenvolvedor do projeto</text:p>
          </table:table-cell>
          <table:covered-table-cell/>
        </table:table-row>
        <table:table-row table:style-name="Tabela10.11">
          <table:table-cell table:style-name="Tabela10.A1" table:number-columns-spanned="2" office:value-type="string">
            <text:p text:style-name="P54"><text:span text:style-name="T2">11</text:span><text:span text:style-name="T1">– </text:span>Restrições/Validações<text:span text:style-name="T1"> </text:span></text:p>
          </table:table-cell>
          <table:covered-table-cell/>
          <table:table-cell table:style-name="Tabela10.C2" table:number-columns-spanned="2" office:value-type="string">
            <text:p text:style-name="P48">11/09/2024</text:p>
          </table:table-cell>
          <table:covered-table-cell/>
        </table:table-row>
        <table:table-row table:style-name="Tabela10.1">
          <table:table-cell table:style-name="Tabela10.A12" table:number-columns-spanned="4" office:value-type="string">
            <text:p text:style-name="P57"><text:span text:style-name="T4">12</text:span><text:span text:style-name="T3">– </text:span><text:span text:style-name="T6">Dados:</text:span><text:span text:style-name="T3"> </text:span></text:p>
          </table:table-cell>
          <table:covered-table-cell/>
          <table:covered-table-cell/>
          <table:covered-table-cell/>
        </table:table-row>
        <table:table-row table:style-name="Tabela10.1">
          <table:table-cell table:style-name="Tabela10.A2" office:value-type="string">
            <text:p text:style-name="P54">Descrição</text:p>
          </table:table-cell>
          <table:table-cell table:style-name="Tabela10.A2" table:number-columns-spanned="2" office:value-type="string">
            <text:p text:style-name="P54">Tipo</text:p>
          </table:table-cell>
          <table:covered-table-cell/>
          <table:table-cell table:style-name="Tabela10.A12" office:value-type="string">
            <text:p text:style-name="P54">Obrigatório</text:p>
          </table:table-cell>
        </table:table-row>
        <table:table-row table:style-name="Tabela10.1">
          <table:table-cell table:style-name="Tabela10.A14" office:value-type="string">
            <text:p text:style-name="P48">id</text:p>
          </table:table-cell>
          <table:table-cell table:style-name="Tabela10.A14" table:number-columns-spanned="2" office:value-type="string">
            <text:p text:style-name="P48">serial</text:p>
          </table:table-cell>
          <table:covered-table-cell/>
          <table:table-cell table:style-name="Tabela10.C2" office:value-type="string">
            <text:p text:style-name="P51">x</text:p>
          </table:table-cell>
        </table:table-row>
        <table:table-row table:style-name="Tabela10.1">
          <table:table-cell table:style-name="Tabela10.A14" office:value-type="string">
            <text:p text:style-name="P48">condicao</text:p>
          </table:table-cell>
          <table:table-cell table:style-name="Tabela10.A14" table:number-columns-spanned="2" office:value-type="string">
            <text:p text:style-name="P43"><text:span text:style-name="T31">varchar </text:span><text:span text:style-name="T30">(novo, bom, ocioso, recuperável, antieconômico, irrecuperável)</text:span></text:p>
          </table:table-cell>
          <table:covered-table-cell/>
          <table:table-cell table:style-name="Tabela10.C2" office:value-type="string">
            <text:p text:style-name="P51">x</text:p>
          </table:table-cell>
        </table:table-row>
      </table:table>
      <text:p text:style-name="P61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row table:style-name="Tabela13.1">
          <table:table-cell table:style-name="Tabela13.A1" table:number-columns-spanned="2" office:value-type="string">
            <text:p text:style-name="P54">1<text:span text:style-name="T1"> </text:span>-<text:span text:style-name="T1"> </text:span>Identificação<text:span text:style-name="T1"> </text:span></text:p>
          </table:table-cell>
          <table:covered-table-cell/>
          <table:table-cell table:style-name="Tabela13.C1" table:number-columns-spanned="2" office:value-type="string">
            <text:p text:style-name="P57"><text:span text:style-name="T6">R</text:span><text:span text:style-name="T9">Fn</text:span><text:span text:style-name="T3"> - </text:span><text:span text:style-name="T5">003</text:span></text:p>
          </table:table-cell>
          <table:covered-table-cell/>
        </table:table-row>
        <table:table-row table:style-name="Tabela13.1">
          <table:table-cell table:style-name="Tabela13.A2" table:number-columns-spanned="2" office:value-type="string">
            <text:p text:style-name="P54">2<text:span text:style-name="T1"> </text:span>-<text:span text:style-name="T1"> </text:span>Nome</text:p>
          </table:table-cell>
          <table:covered-table-cell/>
          <table:table-cell table:style-name="Tabela13.C2" table:number-columns-spanned="2" office:value-type="string">
            <text:p text:style-name="P48">Requisito Funcional – Manutenção de Situacao</text:p>
          </table:table-cell>
          <table:covered-table-cell/>
        </table:table-row>
        <table:table-row table:style-name="Tabela13.1">
          <table:table-cell table:style-name="Tabela13.A2" table:number-columns-spanned="2" office:value-type="string">
            <text:p text:style-name="P54">3<text:span text:style-name="T1"> </text:span>-<text:span text:style-name="T1"> </text:span>Fonte<text:span text:style-name="T1"> </text:span>Responsável<text:span text:style-name="T1"> </text:span></text:p>
          </table:table-cell>
          <table:covered-table-cell/>
          <table:table-cell table:style-name="Tabela13.C2" table:number-columns-spanned="2" office:value-type="string">
            <text:p text:style-name="P48">Desenvolvedor do projeto</text:p>
          </table:table-cell>
          <table:covered-table-cell/>
        </table:table-row>
        <table:table-row table:style-name="Tabela13.1">
          <table:table-cell table:style-name="Tabela13.A2" table:number-columns-spanned="2" office:value-type="string">
            <text:p text:style-name="P54">4<text:span text:style-name="T1"> </text:span>-<text:span text:style-name="T1"> </text:span>Data<text:span text:style-name="T1"> </text:span>(dia<text:span text:style-name="T1"> </text:span>e<text:span text:style-name="T1"> </text:span>hora)</text:p>
          </table:table-cell>
          <table:covered-table-cell/>
          <table:table-cell table:style-name="Tabela13.C2" table:number-columns-spanned="2" office:value-type="string">
            <text:p text:style-name="P48">11/09/2024</text:p>
          </table:table-cell>
          <table:covered-table-cell/>
        </table:table-row>
        <table:table-row table:style-name="Tabela13.1">
          <table:table-cell table:style-name="Tabela13.A2" table:number-columns-spanned="2" office:value-type="string">
            <text:p text:style-name="P54">5<text:span text:style-name="T1"> </text:span>-<text:span text:style-name="T1"> </text:span>Local<text:span text:style-name="T1"> </text:span>e/ou<text:span text:style-name="T1"> </text:span>Reunião</text:p>
          </table:table-cell>
          <table:covered-table-cell/>
          <table:table-cell table:style-name="Tabela13.C2" table:number-columns-spanned="2" office:value-type="string">
            <text:p text:style-name="P48">Laboratório NumbERS</text:p>
          </table:table-cell>
          <table:covered-table-cell/>
        </table:table-row>
        <table:table-row table:style-name="Tabela13.1">
          <table:table-cell table:style-name="Tabela13.A2" table:number-columns-spanned="2" office:value-type="string">
            <text:p text:style-name="P54">6<text:span text:style-name="T1"> </text:span>-<text:span text:style-name="T1"> </text:span>Classificação<text:span text:style-name="T1"> </text:span></text:p>
          </table:table-cell>
          <table:covered-table-cell/>
          <table:table-cell table:style-name="Tabela13.C2" table:number-columns-spanned="2" office:value-type="string">
            <text:p text:style-name="P57"><text:span text:style-name="T6">(</text:span><text:span text:style-name="T3"> <text:s text:c="2"/></text:span><text:span text:style-name="T5">x</text:span><text:span text:style-name="T3"> <text:s/></text:span><text:span text:style-name="T6">)</text:span><text:span text:style-name="T3"> </text:span><text:span text:style-name="T6">Imprescindível</text:span><text:span text:style-name="T3"> <text:s text:c="5"/></text:span><text:span text:style-name="T6">(</text:span><text:span text:style-name="T3"> <text:s text:c="4"/></text:span><text:span text:style-name="T6">)</text:span><text:span text:style-name="T3"> </text:span><text:span text:style-name="T6">Desejável.</text:span></text:p>
          </table:table-cell>
          <table:covered-table-cell/>
        </table:table-row>
        <table:table-row table:style-name="Tabela13.1">
          <table:table-cell table:style-name="Tabela13.A7" table:number-columns-spanned="2" office:value-type="string">
            <text:p text:style-name="P54">7-<text:span text:style-name="T1"> </text:span>Descrição</text:p>
          </table:table-cell>
          <table:covered-table-cell/>
          <table:table-cell table:style-name="Tabela13.C2" table:number-columns-spanned="2" office:value-type="string">
            <text:p text:style-name="P49">O sistema deverá permitir cadastramento e manutenção dos dados de situações.</text:p>
          </table:table-cell>
          <table:covered-table-cell/>
        </table:table-row>
        <table:table-row table:style-name="Tabela13.1">
          <table:table-cell table:style-name="Tabela13.A1" table:number-columns-spanned="2" office:value-type="string">
            <text:p text:style-name="P55">8 - Analista</text:p>
          </table:table-cell>
          <table:covered-table-cell/>
          <table:table-cell table:style-name="Tabela13.C2" table:number-columns-spanned="2" office:value-type="string">
            <text:p text:style-name="P49">Guilherme Henrique Souza da Silva</text:p>
          </table:table-cell>
          <table:covered-table-cell/>
        </table:table-row>
        <table:table-row table:style-name="Tabela13.1">
          <table:table-cell table:style-name="Tabela13.A9" table:number-columns-spanned="2" office:value-type="string">
            <text:p text:style-name="P55">9 – Data atualizações</text:p>
          </table:table-cell>
          <table:covered-table-cell/>
          <table:table-cell table:style-name="Tabela13.C9" table:number-columns-spanned="2" office:value-type="string">
            <text:p text:style-name="P49">13/09/24</text:p>
          </table:table-cell>
          <table:covered-table-cell/>
        </table:table-row>
        <table:table-row table:style-name="Tabela13.1">
          <table:table-cell table:style-name="Tabela13.A9" table:number-columns-spanned="2" office:value-type="string">
            <text:p text:style-name="P54"><text:span text:style-name="T19">10 </text:span>-<text:span text:style-name="T1"> </text:span>Ações</text:p>
          </table:table-cell>
          <table:covered-table-cell/>
          <table:table-cell table:style-name="Tabela13.C9" table:number-columns-spanned="2" office:value-type="string">
            <text:p text:style-name="P48">Desenvolvedor do projeto</text:p>
          </table:table-cell>
          <table:covered-table-cell/>
        </table:table-row>
        <table:table-row table:style-name="Tabela13.11">
          <table:table-cell table:style-name="Tabela13.A1" table:number-columns-spanned="2" office:value-type="string">
            <text:p text:style-name="P54"><text:span text:style-name="T2">11</text:span><text:span text:style-name="T1">– </text:span>Restrições/Validações<text:span text:style-name="T1"> </text:span></text:p>
          </table:table-cell>
          <table:covered-table-cell/>
          <table:table-cell table:style-name="Tabela13.C2" table:number-columns-spanned="2" office:value-type="string">
            <text:p text:style-name="P48">11/09/2024</text:p>
          </table:table-cell>
          <table:covered-table-cell/>
        </table:table-row>
        <table:table-row table:style-name="Tabela13.1">
          <table:table-cell table:style-name="Tabela13.A12" table:number-columns-spanned="4" office:value-type="string">
            <text:p text:style-name="P57"><text:span text:style-name="T4">12</text:span><text:span text:style-name="T3">– </text:span><text:span text:style-name="T6">Dados:</text:span><text:span text:style-name="T3"> </text:span></text:p>
          </table:table-cell>
          <table:covered-table-cell/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54">Descrição</text:p>
          </table:table-cell>
          <table:table-cell table:style-name="Tabela13.A2" table:number-columns-spanned="2" office:value-type="string">
            <text:p text:style-name="P54">Tipo</text:p>
          </table:table-cell>
          <table:covered-table-cell/>
          <table:table-cell table:style-name="Tabela13.A12" office:value-type="string">
            <text:p text:style-name="P54">Obrigatório</text:p>
          </table:table-cell>
        </table:table-row>
        <table:table-row table:style-name="Tabela13.1">
          <table:table-cell table:style-name="Tabela13.A14" office:value-type="string">
            <text:p text:style-name="P48">id</text:p>
          </table:table-cell>
          <table:table-cell table:style-name="Tabela13.A14" table:number-columns-spanned="2" office:value-type="string">
            <text:p text:style-name="P48">serial</text:p>
          </table:table-cell>
          <table:covered-table-cell/>
          <table:table-cell table:style-name="Tabela13.C2" office:value-type="string">
            <text:p text:style-name="P51">x</text:p>
          </table:table-cell>
        </table:table-row>
        <table:table-row table:style-name="Tabela13.1">
          <table:table-cell table:style-name="Tabela13.A14" office:value-type="string">
            <text:p text:style-name="P48">situacao</text:p>
          </table:table-cell>
          <table:table-cell table:style-name="Tabela13.A14" table:number-columns-spanned="2" office:value-type="string">
            <text:p text:style-name="P48">varchar <text:s/><text:span text:style-name="T32">(disponível, reservado, emprestado, em falta)</text:span></text:p>
          </table:table-cell>
          <table:covered-table-cell/>
          <table:table-cell table:style-name="Tabela13.C2" office:value-type="string">
            <text:p text:style-name="P51">x</text:p>
          </table:table-cell>
        </table:table-row>
        <table:table-row table:style-name="Tabela13.1">
          <table:table-cell table:style-name="Tabela13.A16" office:value-type="string">
            <text:p text:style-name="P48">emprestimo_id</text:p>
          </table:table-cell>
          <table:table-cell table:style-name="Tabela13.A16" table:number-columns-spanned="2" office:value-type="string">
            <text:p text:style-name="P48">int</text:p>
          </table:table-cell>
          <table:covered-table-cell/>
          <table:table-cell table:style-name="Tabela13.C1" office:value-type="string">
            <text:p text:style-name="P51">x</text:p>
          </table:table-cell>
        </table:table-row>
      </table:table>
      <text:p text:style-name="P61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row table:style-name="Tabela14.1">
          <table:table-cell table:style-name="Tabela14.A1" table:number-columns-spanned="2" office:value-type="string">
            <text:p text:style-name="P54">1<text:span text:style-name="T1"> </text:span>-<text:span text:style-name="T1"> </text:span>Identificação<text:span text:style-name="T1"> </text:span></text:p>
          </table:table-cell>
          <table:covered-table-cell/>
          <table:table-cell table:style-name="Tabela14.C1" table:number-columns-spanned="2" office:value-type="string">
            <text:p text:style-name="P57"><text:span text:style-name="T6">R</text:span><text:span text:style-name="T9">Fn</text:span><text:span text:style-name="T3"> - </text:span><text:span text:style-name="T5">004</text:span></text:p>
          </table:table-cell>
          <table:covered-table-cell/>
        </table:table-row>
        <table:table-row table:style-name="Tabela14.1">
          <table:table-cell table:style-name="Tabela14.A2" table:number-columns-spanned="2" office:value-type="string">
            <text:p text:style-name="P54">2<text:span text:style-name="T1"> </text:span>-<text:span text:style-name="T1"> </text:span>Nome</text:p>
          </table:table-cell>
          <table:covered-table-cell/>
          <table:table-cell table:style-name="Tabela14.C2" table:number-columns-spanned="2" office:value-type="string">
            <text:p text:style-name="P48">Requisito Funcional – Manutenção de Patrimonio</text:p>
          </table:table-cell>
          <table:covered-table-cell/>
        </table:table-row>
        <table:table-row table:style-name="Tabela14.1">
          <table:table-cell table:style-name="Tabela14.A2" table:number-columns-spanned="2" office:value-type="string">
            <text:p text:style-name="P54">3<text:span text:style-name="T1"> </text:span>-<text:span text:style-name="T1"> </text:span>Fonte<text:span text:style-name="T1"> </text:span>Responsável<text:span text:style-name="T1"> </text:span></text:p>
          </table:table-cell>
          <table:covered-table-cell/>
          <table:table-cell table:style-name="Tabela14.C2" table:number-columns-spanned="2" office:value-type="string">
            <text:p text:style-name="P48">Desenvolvedor do projeto</text:p>
          </table:table-cell>
          <table:covered-table-cell/>
        </table:table-row>
        <table:table-row table:style-name="Tabela14.1">
          <table:table-cell table:style-name="Tabela14.A2" table:number-columns-spanned="2" office:value-type="string">
            <text:p text:style-name="P54">4<text:span text:style-name="T1"> </text:span>-<text:span text:style-name="T1"> </text:span>Data<text:span text:style-name="T1"> </text:span>(dia<text:span text:style-name="T1"> </text:span>e<text:span text:style-name="T1"> </text:span>hora)</text:p>
          </table:table-cell>
          <table:covered-table-cell/>
          <table:table-cell table:style-name="Tabela14.C2" table:number-columns-spanned="2" office:value-type="string">
            <text:p text:style-name="P48">11/09/2024</text:p>
          </table:table-cell>
          <table:covered-table-cell/>
        </table:table-row>
        <table:table-row table:style-name="Tabela14.1">
          <table:table-cell table:style-name="Tabela14.A2" table:number-columns-spanned="2" office:value-type="string">
            <text:p text:style-name="P54">5<text:span text:style-name="T1"> </text:span>-<text:span text:style-name="T1"> </text:span>Local<text:span text:style-name="T1"> </text:span>e/ou<text:span text:style-name="T1"> </text:span>Reunião</text:p>
          </table:table-cell>
          <table:covered-table-cell/>
          <table:table-cell table:style-name="Tabela14.C2" table:number-columns-spanned="2" office:value-type="string">
            <text:p text:style-name="P48">Laboratório NumbERS</text:p>
          </table:table-cell>
          <table:covered-table-cell/>
        </table:table-row>
        <table:table-row table:style-name="Tabela14.1">
          <table:table-cell table:style-name="Tabela14.A2" table:number-columns-spanned="2" office:value-type="string">
            <text:p text:style-name="P54">6<text:span text:style-name="T1"> </text:span>-<text:span text:style-name="T1"> </text:span>Classificação<text:span text:style-name="T1"> </text:span></text:p>
          </table:table-cell>
          <table:covered-table-cell/>
          <table:table-cell table:style-name="Tabela14.C2" table:number-columns-spanned="2" office:value-type="string">
            <text:p text:style-name="P57"><text:span text:style-name="T6">(</text:span><text:span text:style-name="T3"> <text:s text:c="2"/></text:span><text:span text:style-name="T5">x</text:span><text:span text:style-name="T3"> <text:s/></text:span><text:span text:style-name="T6">)</text:span><text:span text:style-name="T3"> </text:span><text:span text:style-name="T6">Imprescindível</text:span><text:span text:style-name="T3"> <text:s text:c="5"/></text:span><text:span text:style-name="T6">(</text:span><text:span text:style-name="T3"> <text:s text:c="4"/></text:span><text:span text:style-name="T6">)</text:span><text:span text:style-name="T3"> </text:span><text:span text:style-name="T6">Desejável.</text:span></text:p>
          </table:table-cell>
          <table:covered-table-cell/>
        </table:table-row>
        <table:table-row table:style-name="Tabela14.1">
          <table:table-cell table:style-name="Tabela14.A7" table:number-columns-spanned="2" office:value-type="string">
            <text:p text:style-name="P54">7-<text:span text:style-name="T1"> </text:span>Descrição</text:p>
          </table:table-cell>
          <table:covered-table-cell/>
          <table:table-cell table:style-name="Tabela14.C2" table:number-columns-spanned="2" office:value-type="string">
            <text:p text:style-name="P49">O sistema deverá permitir cadastramento e manutenção dos dados de patrimônio.</text:p>
          </table:table-cell>
          <table:covered-table-cell/>
        </table:table-row>
        <table:table-row table:style-name="Tabela14.1">
          <table:table-cell table:style-name="Tabela14.A1" table:number-columns-spanned="2" office:value-type="string">
            <text:p text:style-name="P55">8 - Analista</text:p>
          </table:table-cell>
          <table:covered-table-cell/>
          <table:table-cell table:style-name="Tabela14.C2" table:number-columns-spanned="2" office:value-type="string">
            <text:p text:style-name="P49">Guilherme Henrique Souza da Silva</text:p>
          </table:table-cell>
          <table:covered-table-cell/>
        </table:table-row>
        <table:table-row table:style-name="Tabela14.1">
          <table:table-cell table:style-name="Tabela14.A9" table:number-columns-spanned="2" office:value-type="string">
            <text:p text:style-name="P55">9 – Data atualizações</text:p>
          </table:table-cell>
          <table:covered-table-cell/>
          <table:table-cell table:style-name="Tabela14.C9" table:number-columns-spanned="2" office:value-type="string">
            <text:p text:style-name="P49">13/09/24</text:p>
          </table:table-cell>
          <table:covered-table-cell/>
        </table:table-row>
        <table:table-row table:style-name="Tabela14.1">
          <table:table-cell table:style-name="Tabela14.A9" table:number-columns-spanned="2" office:value-type="string">
            <text:p text:style-name="P54"><text:span text:style-name="T19">10 </text:span>-<text:span text:style-name="T1"> </text:span>Ações</text:p>
          </table:table-cell>
          <table:covered-table-cell/>
          <table:table-cell table:style-name="Tabela14.C9" table:number-columns-spanned="2" office:value-type="string">
            <text:p text:style-name="P48">Desenvolvedor do projeto</text:p>
          </table:table-cell>
          <table:covered-table-cell/>
        </table:table-row>
        <table:table-row table:style-name="Tabela14.11">
          <table:table-cell table:style-name="Tabela14.A1" table:number-columns-spanned="2" office:value-type="string">
            <text:p text:style-name="P54"><text:span text:style-name="T2">11</text:span><text:span text:style-name="T1">– </text:span>Restrições/Validações<text:span text:style-name="T1"> </text:span></text:p>
          </table:table-cell>
          <table:covered-table-cell/>
          <table:table-cell table:style-name="Tabela14.C2" table:number-columns-spanned="2" office:value-type="string">
            <text:p text:style-name="P48">11/09/2024</text:p>
          </table:table-cell>
          <table:covered-table-cell/>
        </table:table-row>
        <table:table-row table:style-name="Tabela14.1">
          <table:table-cell table:style-name="Tabela14.A12" table:number-columns-spanned="4" office:value-type="string">
            <text:p text:style-name="P57"><text:span text:style-name="T4">12</text:span><text:span text:style-name="T3">– </text:span><text:span text:style-name="T6">Dados:</text:span><text:span text:style-name="T3"> </text:span></text:p>
          </table:table-cell>
          <table:covered-table-cell/>
          <table:covered-table-cell/>
          <table:covered-table-cell/>
        </table:table-row>
        <table:table-row table:style-name="Tabela14.1">
          <table:table-cell table:style-name="Tabela14.A2" office:value-type="string">
            <text:p text:style-name="P54">Descrição</text:p>
          </table:table-cell>
          <table:table-cell table:style-name="Tabela14.A2" table:number-columns-spanned="2" office:value-type="string">
            <text:p text:style-name="P54">Tipo</text:p>
          </table:table-cell>
          <table:covered-table-cell/>
          <table:table-cell table:style-name="Tabela14.A12" office:value-type="string">
            <text:p text:style-name="P54">Obrigatório</text:p>
          </table:table-cell>
        </table:table-row>
        <table:table-row table:style-name="Tabela14.1">
          <table:table-cell table:style-name="Tabela14.A14" office:value-type="string">
            <text:p text:style-name="P48">id</text:p>
          </table:table-cell>
          <table:table-cell table:style-name="Tabela14.A14" table:number-columns-spanned="2" office:value-type="string">
            <text:p text:style-name="P48">serial</text:p>
          </table:table-cell>
          <table:covered-table-cell/>
          <table:table-cell table:style-name="Tabela14.C2" office:value-type="string">
            <text:p text:style-name="P51">x</text:p>
          </table:table-cell>
        </table:table-row>
        <table:table-row table:style-name="Tabela14.1">
          <table:table-cell table:style-name="Tabela14.A14" office:value-type="string">
            <text:p text:style-name="P48">nome</text:p>
          </table:table-cell>
          <table:table-cell table:style-name="Tabela14.A14" table:number-columns-spanned="2" office:value-type="string">
            <text:p text:style-name="P48">Varchar (255)</text:p>
          </table:table-cell>
          <table:covered-table-cell/>
          <table:table-cell table:style-name="Tabela14.C2" office:value-type="string">
            <text:p text:style-name="P51">x</text:p>
          </table:table-cell>
        </table:table-row>
        <text:soft-page-break/>
        <table:table-row table:style-name="Tabela14.1">
          <table:table-cell table:style-name="Tabela14.A16" office:value-type="string">
            <text:p text:style-name="P48">condicao_id</text:p>
          </table:table-cell>
          <table:table-cell table:style-name="Tabela14.A16" table:number-columns-spanned="2" office:value-type="string">
            <text:p text:style-name="P48">int</text:p>
          </table:table-cell>
          <table:covered-table-cell/>
          <table:table-cell table:style-name="Tabela14.C1" office:value-type="string">
            <text:p text:style-name="P51">x</text:p>
          </table:table-cell>
        </table:table-row>
        <table:table-row table:style-name="Tabela14.1">
          <table:table-cell table:style-name="Tabela14.A17" office:value-type="string">
            <text:p text:style-name="P48">situacao_id</text:p>
          </table:table-cell>
          <table:table-cell table:style-name="Tabela14.A17" table:number-columns-spanned="2" office:value-type="string">
            <text:p text:style-name="P48">int</text:p>
          </table:table-cell>
          <table:covered-table-cell/>
          <table:table-cell table:style-name="Tabela14.C9" office:value-type="string">
            <text:p text:style-name="P51">x</text:p>
          </table:table-cell>
        </table:table-row>
        <table:table-row table:style-name="Tabela14.1">
          <table:table-cell table:style-name="Tabela14.A17" office:value-type="string">
            <text:p text:style-name="P48">categoria_id</text:p>
          </table:table-cell>
          <table:table-cell table:style-name="Tabela14.A17" table:number-columns-spanned="2" office:value-type="string">
            <text:p text:style-name="P48">int</text:p>
          </table:table-cell>
          <table:covered-table-cell/>
          <table:table-cell table:style-name="Tabela14.C9" office:value-type="string">
            <text:p text:style-name="P51">x</text:p>
          </table:table-cell>
        </table:table-row>
        <table:table-row table:style-name="Tabela14.1">
          <table:table-cell table:style-name="Tabela14.A16" office:value-type="string">
            <text:p text:style-name="P48">valorEstimado</text:p>
          </table:table-cell>
          <table:table-cell table:style-name="Tabela14.A16" table:number-columns-spanned="2" office:value-type="string">
            <text:p text:style-name="P48">int</text:p>
          </table:table-cell>
          <table:covered-table-cell/>
          <table:table-cell table:style-name="Tabela14.C1" office:value-type="string">
            <text:p text:style-name="P51">x</text:p>
          </table:table-cell>
        </table:table-row>
      </table:table>
      <text:p text:style-name="P61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row table:style-name="Tabela15.1">
          <table:table-cell table:style-name="Tabela15.A1" table:number-columns-spanned="2" office:value-type="string">
            <text:p text:style-name="P54">1<text:span text:style-name="T1"> </text:span>-<text:span text:style-name="T1"> </text:span>Identificação<text:span text:style-name="T1"> </text:span></text:p>
          </table:table-cell>
          <table:covered-table-cell/>
          <table:table-cell table:style-name="Tabela15.C1" table:number-columns-spanned="2" office:value-type="string">
            <text:p text:style-name="P57"><text:span text:style-name="T6">R</text:span><text:span text:style-name="T9">Fn</text:span><text:span text:style-name="T3"> - </text:span><text:span text:style-name="T5">005</text:span></text:p>
          </table:table-cell>
          <table:covered-table-cell/>
        </table:table-row>
        <table:table-row table:style-name="Tabela15.1">
          <table:table-cell table:style-name="Tabela15.A2" table:number-columns-spanned="2" office:value-type="string">
            <text:p text:style-name="P54">2<text:span text:style-name="T1"> </text:span>-<text:span text:style-name="T1"> </text:span>Nome</text:p>
          </table:table-cell>
          <table:covered-table-cell/>
          <table:table-cell table:style-name="Tabela15.C2" table:number-columns-spanned="2" office:value-type="string">
            <text:p text:style-name="P48">Requisito Funcional – Manutenção de Usuario</text:p>
          </table:table-cell>
          <table:covered-table-cell/>
        </table:table-row>
        <table:table-row table:style-name="Tabela15.1">
          <table:table-cell table:style-name="Tabela15.A2" table:number-columns-spanned="2" office:value-type="string">
            <text:p text:style-name="P54">3<text:span text:style-name="T1"> </text:span>-<text:span text:style-name="T1"> </text:span>Fonte<text:span text:style-name="T1"> </text:span>Responsável<text:span text:style-name="T1"> </text:span></text:p>
          </table:table-cell>
          <table:covered-table-cell/>
          <table:table-cell table:style-name="Tabela15.C2" table:number-columns-spanned="2" office:value-type="string">
            <text:p text:style-name="P48">Desenvolvedor do projeto</text:p>
          </table:table-cell>
          <table:covered-table-cell/>
        </table:table-row>
        <table:table-row table:style-name="Tabela15.1">
          <table:table-cell table:style-name="Tabela15.A2" table:number-columns-spanned="2" office:value-type="string">
            <text:p text:style-name="P54">4<text:span text:style-name="T1"> </text:span>-<text:span text:style-name="T1"> </text:span>Data<text:span text:style-name="T1"> </text:span>(dia<text:span text:style-name="T1"> </text:span>e<text:span text:style-name="T1"> </text:span>hora)</text:p>
          </table:table-cell>
          <table:covered-table-cell/>
          <table:table-cell table:style-name="Tabela15.C2" table:number-columns-spanned="2" office:value-type="string">
            <text:p text:style-name="P48">11/09/2024</text:p>
          </table:table-cell>
          <table:covered-table-cell/>
        </table:table-row>
        <table:table-row table:style-name="Tabela15.1">
          <table:table-cell table:style-name="Tabela15.A2" table:number-columns-spanned="2" office:value-type="string">
            <text:p text:style-name="P54">5<text:span text:style-name="T1"> </text:span>-<text:span text:style-name="T1"> </text:span>Local<text:span text:style-name="T1"> </text:span>e/ou<text:span text:style-name="T1"> </text:span>Reunião</text:p>
          </table:table-cell>
          <table:covered-table-cell/>
          <table:table-cell table:style-name="Tabela15.C2" table:number-columns-spanned="2" office:value-type="string">
            <text:p text:style-name="P48">Laboratório NumbERS</text:p>
          </table:table-cell>
          <table:covered-table-cell/>
        </table:table-row>
        <table:table-row table:style-name="Tabela15.1">
          <table:table-cell table:style-name="Tabela15.A2" table:number-columns-spanned="2" office:value-type="string">
            <text:p text:style-name="P54">6<text:span text:style-name="T1"> </text:span>-<text:span text:style-name="T1"> </text:span>Classificação<text:span text:style-name="T1"> </text:span></text:p>
          </table:table-cell>
          <table:covered-table-cell/>
          <table:table-cell table:style-name="Tabela15.C2" table:number-columns-spanned="2" office:value-type="string">
            <text:p text:style-name="P57"><text:span text:style-name="T6">(</text:span><text:span text:style-name="T3"> <text:s text:c="2"/></text:span><text:span text:style-name="T5">x</text:span><text:span text:style-name="T3"> <text:s/></text:span><text:span text:style-name="T6">)</text:span><text:span text:style-name="T3"> </text:span><text:span text:style-name="T6">Imprescindível</text:span><text:span text:style-name="T3"> <text:s text:c="5"/></text:span><text:span text:style-name="T6">(</text:span><text:span text:style-name="T3"> <text:s text:c="4"/></text:span><text:span text:style-name="T6">)</text:span><text:span text:style-name="T3"> </text:span><text:span text:style-name="T6">Desejável.</text:span></text:p>
          </table:table-cell>
          <table:covered-table-cell/>
        </table:table-row>
        <table:table-row table:style-name="Tabela15.1">
          <table:table-cell table:style-name="Tabela15.A7" table:number-columns-spanned="2" office:value-type="string">
            <text:p text:style-name="P54">7-<text:span text:style-name="T1"> </text:span>Descrição</text:p>
          </table:table-cell>
          <table:covered-table-cell/>
          <table:table-cell table:style-name="Tabela15.C2" table:number-columns-spanned="2" office:value-type="string">
            <text:p text:style-name="P49">O sistema deverá permitir o cadastramento e manutenção de dados de usuários.</text:p>
          </table:table-cell>
          <table:covered-table-cell/>
        </table:table-row>
        <table:table-row table:style-name="Tabela15.1">
          <table:table-cell table:style-name="Tabela15.A1" table:number-columns-spanned="2" office:value-type="string">
            <text:p text:style-name="P55">8 - Analista</text:p>
          </table:table-cell>
          <table:covered-table-cell/>
          <table:table-cell table:style-name="Tabela15.C2" table:number-columns-spanned="2" office:value-type="string">
            <text:p text:style-name="P49">Guilherme Henrique Souza da Silva</text:p>
          </table:table-cell>
          <table:covered-table-cell/>
        </table:table-row>
        <table:table-row table:style-name="Tabela15.1">
          <table:table-cell table:style-name="Tabela15.A9" table:number-columns-spanned="2" office:value-type="string">
            <text:p text:style-name="P55">9 – Data atualizações</text:p>
          </table:table-cell>
          <table:covered-table-cell/>
          <table:table-cell table:style-name="Tabela15.C9" table:number-columns-spanned="2" office:value-type="string">
            <text:p text:style-name="P49">13/09/24</text:p>
          </table:table-cell>
          <table:covered-table-cell/>
        </table:table-row>
        <table:table-row table:style-name="Tabela15.1">
          <table:table-cell table:style-name="Tabela15.A9" table:number-columns-spanned="2" office:value-type="string">
            <text:p text:style-name="P54"><text:span text:style-name="T19">10 </text:span>-<text:span text:style-name="T1"> </text:span>Ações</text:p>
          </table:table-cell>
          <table:covered-table-cell/>
          <table:table-cell table:style-name="Tabela15.C9" table:number-columns-spanned="2" office:value-type="string">
            <text:p text:style-name="P48">Desenvolvedor do projeto</text:p>
          </table:table-cell>
          <table:covered-table-cell/>
        </table:table-row>
        <table:table-row table:style-name="Tabela15.11">
          <table:table-cell table:style-name="Tabela15.A1" table:number-columns-spanned="2" office:value-type="string">
            <text:p text:style-name="P54"><text:span text:style-name="T2">11</text:span><text:span text:style-name="T1">– </text:span>Restrições/Validações<text:span text:style-name="T1"> </text:span></text:p>
          </table:table-cell>
          <table:covered-table-cell/>
          <table:table-cell table:style-name="Tabela15.C2" table:number-columns-spanned="2" office:value-type="string">
            <text:p text:style-name="P48">11/09/2024</text:p>
          </table:table-cell>
          <table:covered-table-cell/>
        </table:table-row>
        <table:table-row table:style-name="Tabela15.1">
          <table:table-cell table:style-name="Tabela15.A12" table:number-columns-spanned="4" office:value-type="string">
            <text:p text:style-name="P57"><text:span text:style-name="T4">12</text:span><text:span text:style-name="T3">– </text:span><text:span text:style-name="T6">Dados:</text:span><text:span text:style-name="T3"> </text:span></text:p>
          </table:table-cell>
          <table:covered-table-cell/>
          <table:covered-table-cell/>
          <table:covered-table-cell/>
        </table:table-row>
        <table:table-row table:style-name="Tabela15.1">
          <table:table-cell table:style-name="Tabela15.A2" office:value-type="string">
            <text:p text:style-name="P54">Descrição</text:p>
          </table:table-cell>
          <table:table-cell table:style-name="Tabela15.A2" table:number-columns-spanned="2" office:value-type="string">
            <text:p text:style-name="P54">Tipo</text:p>
          </table:table-cell>
          <table:covered-table-cell/>
          <table:table-cell table:style-name="Tabela15.A12" office:value-type="string">
            <text:p text:style-name="P54">Obrigatório</text:p>
          </table:table-cell>
        </table:table-row>
        <table:table-row table:style-name="Tabela15.1">
          <table:table-cell table:style-name="Tabela15.A14" office:value-type="string">
            <text:p text:style-name="P48">id</text:p>
          </table:table-cell>
          <table:table-cell table:style-name="Tabela15.A14" table:number-columns-spanned="2" office:value-type="string">
            <text:p text:style-name="P48">serial</text:p>
          </table:table-cell>
          <table:covered-table-cell/>
          <table:table-cell table:style-name="Tabela15.C2" office:value-type="string">
            <text:p text:style-name="P51">x</text:p>
          </table:table-cell>
        </table:table-row>
        <table:table-row table:style-name="Tabela15.1">
          <table:table-cell table:style-name="Tabela15.A14" office:value-type="string">
            <text:p text:style-name="P48">nome</text:p>
          </table:table-cell>
          <table:table-cell table:style-name="Tabela15.A14" table:number-columns-spanned="2" office:value-type="string">
            <text:p text:style-name="P48">varchar (255)</text:p>
          </table:table-cell>
          <table:covered-table-cell/>
          <table:table-cell table:style-name="Tabela15.C2" office:value-type="string">
            <text:p text:style-name="P51">x</text:p>
          </table:table-cell>
        </table:table-row>
        <table:table-row table:style-name="Tabela15.1">
          <table:table-cell table:style-name="Tabela15.A16" office:value-type="string">
            <text:p text:style-name="P48">sobrenome</text:p>
          </table:table-cell>
          <table:table-cell table:style-name="Tabela15.A16" table:number-columns-spanned="2" office:value-type="string">
            <text:p text:style-name="P48">varchar (255)</text:p>
          </table:table-cell>
          <table:covered-table-cell/>
          <table:table-cell table:style-name="Tabela15.C1" office:value-type="string">
            <text:p text:style-name="P51">x</text:p>
          </table:table-cell>
        </table:table-row>
        <table:table-row table:style-name="Tabela15.1">
          <table:table-cell table:style-name="Tabela15.A17" office:value-type="string">
            <text:p text:style-name="P48">email</text:p>
          </table:table-cell>
          <table:table-cell table:style-name="Tabela15.A17" table:number-columns-spanned="2" office:value-type="string">
            <text:p text:style-name="P48">varchar (500)</text:p>
          </table:table-cell>
          <table:covered-table-cell/>
          <table:table-cell table:style-name="Tabela15.C9" office:value-type="string">
            <text:p text:style-name="P51">x</text:p>
          </table:table-cell>
        </table:table-row>
        <table:table-row table:style-name="Tabela15.1">
          <table:table-cell table:style-name="Tabela15.A17" office:value-type="string">
            <text:p text:style-name="P48">senha</text:p>
          </table:table-cell>
          <table:table-cell table:style-name="Tabela15.A17" table:number-columns-spanned="2" office:value-type="string">
            <text:p text:style-name="P48">varchar (500)</text:p>
          </table:table-cell>
          <table:covered-table-cell/>
          <table:table-cell table:style-name="Tabela15.C9" office:value-type="string">
            <text:p text:style-name="P51">x</text:p>
          </table:table-cell>
        </table:table-row>
        <table:table-row table:style-name="Tabela15.1">
          <table:table-cell table:style-name="Tabela15.A16" office:value-type="string">
            <text:p text:style-name="P48">cargo</text:p>
          </table:table-cell>
          <table:table-cell table:style-name="Tabela15.A16" table:number-columns-spanned="2" office:value-type="string">
            <text:p text:style-name="P48">varchar (255)</text:p>
          </table:table-cell>
          <table:covered-table-cell/>
          <table:table-cell table:style-name="Tabela15.C1" office:value-type="string">
            <text:p text:style-name="P51">x</text:p>
          </table:table-cell>
        </table:table-row>
      </table:table>
      <text:p text:style-name="P61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row table:style-name="Tabela16.1">
          <table:table-cell table:style-name="Tabela16.A1" table:number-columns-spanned="2" office:value-type="string">
            <text:p text:style-name="P54">1<text:span text:style-name="T1"> </text:span>-<text:span text:style-name="T1"> </text:span>Identificação<text:span text:style-name="T1"> </text:span></text:p>
          </table:table-cell>
          <table:covered-table-cell/>
          <table:table-cell table:style-name="Tabela16.C1" table:number-columns-spanned="2" office:value-type="string">
            <text:p text:style-name="P57"><text:span text:style-name="T6">R</text:span><text:span text:style-name="T9">Fn</text:span><text:span text:style-name="T3"> - </text:span><text:span text:style-name="T5">006</text:span></text:p>
          </table:table-cell>
          <table:covered-table-cell/>
        </table:table-row>
        <table:table-row table:style-name="Tabela16.1">
          <table:table-cell table:style-name="Tabela16.A2" table:number-columns-spanned="2" office:value-type="string">
            <text:p text:style-name="P54">2<text:span text:style-name="T1"> </text:span>-<text:span text:style-name="T1"> </text:span>Nome</text:p>
          </table:table-cell>
          <table:covered-table-cell/>
          <table:table-cell table:style-name="Tabela16.C2" table:number-columns-spanned="2" office:value-type="string">
            <text:p text:style-name="P48">Requisito Funcional – Manutenção de Emprestimo</text:p>
          </table:table-cell>
          <table:covered-table-cell/>
        </table:table-row>
        <table:table-row table:style-name="Tabela16.1">
          <table:table-cell table:style-name="Tabela16.A2" table:number-columns-spanned="2" office:value-type="string">
            <text:p text:style-name="P54">3<text:span text:style-name="T1"> </text:span>-<text:span text:style-name="T1"> </text:span>Fonte<text:span text:style-name="T1"> </text:span>Responsável<text:span text:style-name="T1"> </text:span></text:p>
          </table:table-cell>
          <table:covered-table-cell/>
          <table:table-cell table:style-name="Tabela16.C2" table:number-columns-spanned="2" office:value-type="string">
            <text:p text:style-name="P48">Desenvolvedor do projeto</text:p>
          </table:table-cell>
          <table:covered-table-cell/>
        </table:table-row>
        <table:table-row table:style-name="Tabela16.1">
          <table:table-cell table:style-name="Tabela16.A2" table:number-columns-spanned="2" office:value-type="string">
            <text:p text:style-name="P54">4<text:span text:style-name="T1"> </text:span>-<text:span text:style-name="T1"> </text:span>Data<text:span text:style-name="T1"> </text:span>(dia<text:span text:style-name="T1"> </text:span>e<text:span text:style-name="T1"> </text:span>hora)</text:p>
          </table:table-cell>
          <table:covered-table-cell/>
          <table:table-cell table:style-name="Tabela16.C2" table:number-columns-spanned="2" office:value-type="string">
            <text:p text:style-name="P48">11/09/2024</text:p>
          </table:table-cell>
          <table:covered-table-cell/>
        </table:table-row>
        <table:table-row table:style-name="Tabela16.1">
          <table:table-cell table:style-name="Tabela16.A2" table:number-columns-spanned="2" office:value-type="string">
            <text:p text:style-name="P54">5<text:span text:style-name="T1"> </text:span>-<text:span text:style-name="T1"> </text:span>Local<text:span text:style-name="T1"> </text:span>e/ou<text:span text:style-name="T1"> </text:span>Reunião</text:p>
          </table:table-cell>
          <table:covered-table-cell/>
          <table:table-cell table:style-name="Tabela16.C2" table:number-columns-spanned="2" office:value-type="string">
            <text:p text:style-name="P48">Laboratório NumbERS</text:p>
          </table:table-cell>
          <table:covered-table-cell/>
        </table:table-row>
        <table:table-row table:style-name="Tabela16.1">
          <table:table-cell table:style-name="Tabela16.A2" table:number-columns-spanned="2" office:value-type="string">
            <text:p text:style-name="P54">6<text:span text:style-name="T1"> </text:span>-<text:span text:style-name="T1"> </text:span>Classificação<text:span text:style-name="T1"> </text:span></text:p>
          </table:table-cell>
          <table:covered-table-cell/>
          <table:table-cell table:style-name="Tabela16.C2" table:number-columns-spanned="2" office:value-type="string">
            <text:p text:style-name="P57"><text:span text:style-name="T6">(</text:span><text:span text:style-name="T3"> <text:s text:c="2"/></text:span><text:span text:style-name="T5">x</text:span><text:span text:style-name="T3"> <text:s/></text:span><text:span text:style-name="T6">)</text:span><text:span text:style-name="T3"> </text:span><text:span text:style-name="T6">Imprescindível</text:span><text:span text:style-name="T3"> <text:s text:c="5"/></text:span><text:span text:style-name="T6">(</text:span><text:span text:style-name="T3"> <text:s text:c="4"/></text:span><text:span text:style-name="T6">)</text:span><text:span text:style-name="T3"> </text:span><text:span text:style-name="T6">Desejável.</text:span></text:p>
          </table:table-cell>
          <table:covered-table-cell/>
        </table:table-row>
        <table:table-row table:style-name="Tabela16.1">
          <table:table-cell table:style-name="Tabela16.A7" table:number-columns-spanned="2" office:value-type="string">
            <text:p text:style-name="P54">7-<text:span text:style-name="T1"> </text:span>Descrição</text:p>
          </table:table-cell>
          <table:covered-table-cell/>
          <table:table-cell table:style-name="Tabela16.C2" table:number-columns-spanned="2" office:value-type="string">
            <text:p text:style-name="P49">O sistema deverá permitir o cadastramento e manutenção de dados de empréstimos.</text:p>
          </table:table-cell>
          <table:covered-table-cell/>
        </table:table-row>
        <table:table-row table:style-name="Tabela16.1">
          <table:table-cell table:style-name="Tabela16.A1" table:number-columns-spanned="2" office:value-type="string">
            <text:p text:style-name="P55">8 - Analista</text:p>
          </table:table-cell>
          <table:covered-table-cell/>
          <table:table-cell table:style-name="Tabela16.C2" table:number-columns-spanned="2" office:value-type="string">
            <text:p text:style-name="P49">Guilherme Henrique Souza da Silva</text:p>
          </table:table-cell>
          <table:covered-table-cell/>
        </table:table-row>
        <table:table-row table:style-name="Tabela16.1">
          <table:table-cell table:style-name="Tabela16.A9" table:number-columns-spanned="2" office:value-type="string">
            <text:p text:style-name="P55">9 – Data atualizações</text:p>
          </table:table-cell>
          <table:covered-table-cell/>
          <table:table-cell table:style-name="Tabela16.C9" table:number-columns-spanned="2" office:value-type="string">
            <text:p text:style-name="P49">13/09/24</text:p>
          </table:table-cell>
          <table:covered-table-cell/>
        </table:table-row>
        <table:table-row table:style-name="Tabela16.1">
          <table:table-cell table:style-name="Tabela16.A9" table:number-columns-spanned="2" office:value-type="string">
            <text:p text:style-name="P54"><text:span text:style-name="T19">10 </text:span>-<text:span text:style-name="T1"> </text:span>Ações</text:p>
          </table:table-cell>
          <table:covered-table-cell/>
          <table:table-cell table:style-name="Tabela16.C9" table:number-columns-spanned="2" office:value-type="string">
            <text:p text:style-name="P48">Desenvolvedor do projeto</text:p>
          </table:table-cell>
          <table:covered-table-cell/>
        </table:table-row>
        <table:table-row table:style-name="Tabela16.11">
          <table:table-cell table:style-name="Tabela16.A1" table:number-columns-spanned="2" office:value-type="string">
            <text:p text:style-name="P54"><text:span text:style-name="T2">11</text:span><text:span text:style-name="T1">– </text:span>Restrições/Validações<text:span text:style-name="T1"> </text:span></text:p>
          </table:table-cell>
          <table:covered-table-cell/>
          <table:table-cell table:style-name="Tabela16.C2" table:number-columns-spanned="2" office:value-type="string">
            <text:p text:style-name="P48">11/09/2024</text:p>
          </table:table-cell>
          <table:covered-table-cell/>
        </table:table-row>
        <table:table-row table:style-name="Tabela16.1">
          <table:table-cell table:style-name="Tabela16.A12" table:number-columns-spanned="4" office:value-type="string">
            <text:p text:style-name="P57"><text:span text:style-name="T4">12</text:span><text:span text:style-name="T3">– </text:span><text:span text:style-name="T6">Dados:</text:span><text:span text:style-name="T3"> </text:span></text:p>
          </table:table-cell>
          <table:covered-table-cell/>
          <table:covered-table-cell/>
          <table:covered-table-cell/>
        </table:table-row>
        <table:table-row table:style-name="Tabela16.1">
          <table:table-cell table:style-name="Tabela16.A2" office:value-type="string">
            <text:p text:style-name="P54">Descrição</text:p>
          </table:table-cell>
          <table:table-cell table:style-name="Tabela16.A2" table:number-columns-spanned="2" office:value-type="string">
            <text:p text:style-name="P54">Tipo</text:p>
          </table:table-cell>
          <table:covered-table-cell/>
          <table:table-cell table:style-name="Tabela16.A12" office:value-type="string">
            <text:p text:style-name="P54">Obrigatório</text:p>
          </table:table-cell>
        </table:table-row>
        <table:table-row table:style-name="Tabela16.1">
          <table:table-cell table:style-name="Tabela16.A14" office:value-type="string">
            <text:p text:style-name="P48">id</text:p>
          </table:table-cell>
          <table:table-cell table:style-name="Tabela16.A14" table:number-columns-spanned="2" office:value-type="string">
            <text:p text:style-name="P48">serial</text:p>
          </table:table-cell>
          <table:covered-table-cell/>
          <table:table-cell table:style-name="Tabela16.C2" office:value-type="string">
            <text:p text:style-name="P51">x</text:p>
          </table:table-cell>
        </table:table-row>
        <table:table-row table:style-name="Tabela16.1">
          <table:table-cell table:style-name="Tabela16.A14" office:value-type="string">
            <text:p text:style-name="P48">situcao</text:p>
          </table:table-cell>
          <table:table-cell table:style-name="Tabela16.A14" table:number-columns-spanned="2" office:value-type="string">
            <text:p text:style-name="P48">Varchar <text:span text:style-name="T34">(reservado, devolvido, em uso)</text:span></text:p>
          </table:table-cell>
          <table:covered-table-cell/>
          <table:table-cell table:style-name="Tabela16.C2" office:value-type="string">
            <text:p text:style-name="P51">x</text:p>
          </table:table-cell>
        </table:table-row>
        <table:table-row table:style-name="Tabela16.1">
          <table:table-cell table:style-name="Tabela16.A16" office:value-type="string">
            <text:p text:style-name="P48">usuario_id</text:p>
          </table:table-cell>
          <table:table-cell table:style-name="Tabela16.A16" table:number-columns-spanned="2" office:value-type="string">
            <text:p text:style-name="P48">int</text:p>
          </table:table-cell>
          <table:covered-table-cell/>
          <table:table-cell table:style-name="Tabela16.C1" office:value-type="string">
            <text:p text:style-name="P53"/>
          </table:table-cell>
        </table:table-row>
        <table:table-row table:style-name="Tabela16.1">
          <table:table-cell table:style-name="Tabela16.A17" office:value-type="string">
            <text:p text:style-name="P48">coordenador_responsavel_id</text:p>
          </table:table-cell>
          <table:table-cell table:style-name="Tabela16.A17" table:number-columns-spanned="2" office:value-type="string">
            <text:p text:style-name="P48">int</text:p>
          </table:table-cell>
          <table:covered-table-cell/>
          <table:table-cell table:style-name="Tabela16.C9" office:value-type="string">
            <text:p text:style-name="P51">x</text:p>
          </table:table-cell>
        </table:table-row>
        <table:table-row table:style-name="Tabela16.1">
          <table:table-cell table:style-name="Tabela16.A17" office:value-type="string">
            <text:p text:style-name="P48">dataEmprestimo</text:p>
          </table:table-cell>
          <table:table-cell table:style-name="Tabela16.A17" table:number-columns-spanned="2" office:value-type="string">
            <text:p text:style-name="P48">date</text:p>
          </table:table-cell>
          <table:covered-table-cell/>
          <table:table-cell table:style-name="Tabela16.C9" office:value-type="string">
            <text:p text:style-name="P51">x</text:p>
          </table:table-cell>
        </table:table-row>
        <table:table-row table:style-name="Tabela16.1">
          <table:table-cell table:style-name="Tabela16.A16" office:value-type="string">
            <text:p text:style-name="P48">dataDevolucao</text:p>
          </table:table-cell>
          <table:table-cell table:style-name="Tabela16.A16" table:number-columns-spanned="2" office:value-type="string">
            <text:p text:style-name="P48">date</text:p>
          </table:table-cell>
          <table:covered-table-cell/>
          <table:table-cell table:style-name="Tabela16.C1" office:value-type="string">
            <text:p text:style-name="P51">x</text:p>
          </table:table-cell>
        </table:table-row>
        <table:table-row table:style-name="Tabela16.1">
          <table:table-cell table:style-name="Tabela16.A20" office:value-type="string">
            <text:p text:style-name="P48">patrimonio_id</text:p>
          </table:table-cell>
          <table:table-cell table:style-name="Tabela16.A20" table:number-columns-spanned="2" office:value-type="string">
            <text:p text:style-name="P48">int</text:p>
          </table:table-cell>
          <table:covered-table-cell/>
          <table:table-cell table:style-name="Tabela16.D20" office:value-type="string">
            <text:p text:style-name="P51">x</text:p>
          </table:table-cell>
        </table:table-row>
      </table:table>
      <text:p text:style-name="P47"><text:span text:style-name="T17"><text:s/>Modelo </text:span><text:span text:style-name="T18">de documentação de Casos de Uso</text:span></text:p>
      <text:p text:style-name="P8"><text:s/></text:p>
      <text:p text:style-name="P13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14">Nome<text:span text:style-name="T1"> </text:span>do<text:span text:style-name="T1"> </text:span>caso<text:span text:style-name="T1"> </text:span>de<text:span text:style-name="T1"> </text:span>uso</text:p>
          </table:table-cell>
          <table:table-cell table:style-name="Tabela8.B1" office:value-type="string">
            <text:p text:style-name="P14"/>
          </table:table-cell>
        </table:table-row>
        <table:table-row table:style-name="Tabela8.1">
          <table:table-cell table:style-name="Tabela8.A2" office:value-type="string">
            <text:p text:style-name="P14">Caso<text:span text:style-name="T1"> </text:span>de<text:span text:style-name="T1"> </text:span>Uso<text:span text:style-name="T1"> </text:span>Geral</text:p>
          </table:table-cell>
          <table:table-cell table:style-name="Tabela8.B2" office:value-type="string">
            <text:p text:style-name="P38">--------------------</text:p>
          </table:table-cell>
        </table:table-row>
        <table:table-row table:style-name="Tabela8.1">
          <table:table-cell table:style-name="Tabela8.A2" office:value-type="string">
            <text:p text:style-name="P14">Ator<text:span text:style-name="T1"> </text:span>principal</text:p>
          </table:table-cell>
          <table:table-cell table:style-name="Tabela8.B3" office:value-type="string">
            <text:p text:style-name="P39"/>
          </table:table-cell>
        </table:table-row>
        <table:table-row table:style-name="Tabela8.1">
          <table:table-cell table:style-name="Tabela8.A2" office:value-type="string">
            <text:p text:style-name="P14">Atores<text:span text:style-name="T1"> </text:span>Secundários</text:p>
          </table:table-cell>
          <table:table-cell table:style-name="Tabela8.B4" office:value-type="string">
            <text:p text:style-name="P38">--------------------</text:p>
          </table:table-cell>
        </table:table-row>
        <table:table-row table:style-name="Tabela8.1">
          <table:table-cell table:style-name="Tabela8.A2" table:number-rows-spanned="3" office:value-type="string">
            <text:p text:style-name="P14">Resumo</text:p>
          </table:table-cell>
          <table:table-cell table:style-name="Tabela8.B5" office:value-type="string">
            <text:p text:style-name="P14"/>
          </table:table-cell>
        </table:table-row>
        <table:table-row table:style-name="Tabela8.1">
          <table:covered-table-cell table:style-name="Tabela8.A6"/>
          <table:table-cell table:style-name="Tabela8.B6" office:value-type="string">
            <text:p text:style-name="P14"/>
          </table:table-cell>
        </table:table-row>
        <table:table-row table:style-name="Tabela8.1">
          <table:covered-table-cell table:style-name="Tabela8.A2"/>
          <table:table-cell table:style-name="Tabela8.B7" office:value-type="string">
            <text:p text:style-name="P14"/>
          </table:table-cell>
        </table:table-row>
        <table:table-row table:style-name="Tabela8.1">
          <table:table-cell table:style-name="Tabela8.A2" office:value-type="string">
            <text:p text:style-name="P34">Analista</text:p>
          </table:table-cell>
          <table:table-cell table:style-name="Tabela8.B8" office:value-type="string">
            <text:p text:style-name="P31"/>
          </table:table-cell>
        </table:table-row>
        <table:table-row table:style-name="Tabela8.1">
          <table:table-cell table:style-name="Tabela8.A6" office:value-type="string">
            <text:p text:style-name="P34">Data atualizações</text:p>
          </table:table-cell>
          <table:table-cell table:style-name="Tabela8.B9" office:value-type="string">
            <text:p text:style-name="P31"/>
          </table:table-cell>
        </table:table-row>
        <table:table-row table:style-name="Tabela8.1">
          <table:table-cell table:style-name="Tabela8.A6" office:value-type="string">
            <text:p text:style-name="P14">Pré-Condições</text:p>
          </table:table-cell>
          <table:table-cell table:style-name="Tabela8.B10" office:value-type="string">
            <text:p text:style-name="P14"/>
          </table:table-cell>
        </table:table-row>
        <table:table-row table:style-name="Tabela8.1">
          <table:table-cell table:style-name="Tabela8.A2" office:value-type="string">
            <text:p text:style-name="P14">Pós-Condições</text:p>
          </table:table-cell>
          <table:table-cell table:style-name="Tabela8.B11" office:value-type="string">
            <text:p text:style-name="P14"/>
          </table:table-cell>
        </table:table-row>
        <table:table-row table:style-name="Tabela8.1">
          <table:table-cell table:style-name="Tabela8.A2" office:value-type="string">
            <text:p text:style-name="P14">Ações<text:span text:style-name="T1"> </text:span>do<text:span text:style-name="T1"> </text:span>Ator</text:p>
          </table:table-cell>
          <table:table-cell table:style-name="Tabela8.B12" office:value-type="string">
            <text:p text:style-name="P14">Ações<text:span text:style-name="T1"> </text:span>do<text:span text:style-name="T1"> </text:span>Sistema</text:p>
          </table:table-cell>
        </table:table-row>
        <table:table-row table:style-name="Tabela8.1">
          <table:table-cell table:style-name="Tabela8.A13" office:value-type="string">
            <text:p text:style-name="P14"/>
          </table:table-cell>
          <table:table-cell table:style-name="Tabela8.B13" office:value-type="string">
            <text:p text:style-name="P14"/>
          </table:table-cell>
        </table:table-row>
        <table:table-row table:style-name="Tabela8.1">
          <table:table-cell table:style-name="Tabela8.A14" office:value-type="string">
            <text:p text:style-name="P14"/>
          </table:table-cell>
          <table:table-cell table:style-name="Tabela8.B14" office:value-type="string">
            <text:p text:style-name="P14"/>
          </table:table-cell>
        </table:table-row>
        <table:table-row table:style-name="Tabela8.1">
          <table:table-cell table:style-name="Tabela8.A15" office:value-type="string">
            <text:p text:style-name="P14"/>
          </table:table-cell>
          <table:table-cell table:style-name="Tabela8.B15" office:value-type="string">
            <text:p text:style-name="P14"/>
          </table:table-cell>
        </table:table-row>
        <table:table-row table:style-name="Tabela8.1">
          <table:table-cell table:style-name="Tabela8.A16" office:value-type="string">
            <text:p text:style-name="P14"/>
          </table:table-cell>
          <table:table-cell table:style-name="Tabela8.B16" office:value-type="string">
            <text:p text:style-name="P14"/>
          </table:table-cell>
        </table:table-row>
        <table:table-row table:style-name="Tabela8.1">
          <table:table-cell table:style-name="Tabela8.A17" office:value-type="string">
            <text:p text:style-name="P14"/>
          </table:table-cell>
          <table:table-cell table:style-name="Tabela8.B17" office:value-type="string">
            <text:p text:style-name="P14"/>
          </table:table-cell>
        </table:table-row>
        <table:table-row table:style-name="Tabela8.1">
          <table:table-cell table:style-name="Tabela8.A18" office:value-type="string">
            <text:p text:style-name="P14"/>
          </table:table-cell>
          <table:table-cell table:style-name="Tabela8.B18" office:value-type="string">
            <text:p text:style-name="P14"/>
          </table:table-cell>
        </table:table-row>
        <table:table-row table:style-name="Tabela8.1">
          <table:table-cell table:style-name="Tabela8.A19" office:value-type="string">
            <text:p text:style-name="P14"/>
          </table:table-cell>
          <table:table-cell table:style-name="Tabela8.B19" office:value-type="string">
            <text:p text:style-name="P14"/>
          </table:table-cell>
        </table:table-row>
        <table:table-row table:style-name="Tabela8.1">
          <table:table-cell table:style-name="Tabela8.A20" office:value-type="string">
            <text:p text:style-name="P14"/>
          </table:table-cell>
          <table:table-cell table:style-name="Tabela8.B20" office:value-type="string">
            <text:p text:style-name="P14"/>
          </table:table-cell>
        </table:table-row>
        <table:table-row table:style-name="Tabela8.1">
          <table:table-cell table:style-name="Tabela8.A21" office:value-type="string">
            <text:p text:style-name="P14"/>
          </table:table-cell>
          <table:table-cell table:style-name="Tabela8.B21" office:value-type="string">
            <text:p text:style-name="P14"/>
          </table:table-cell>
        </table:table-row>
        <table:table-row table:style-name="Tabela8.1">
          <table:table-cell table:style-name="Tabela8.A22" office:value-type="string">
            <text:p text:style-name="P14"/>
          </table:table-cell>
          <table:table-cell table:style-name="Tabela8.B22" office:value-type="string">
            <text:p text:style-name="P14"/>
          </table:table-cell>
        </table:table-row>
        <table:table-row table:style-name="Tabela8.1">
          <table:table-cell table:style-name="Tabela8.A23" office:value-type="string">
            <text:p text:style-name="P14"/>
          </table:table-cell>
          <table:table-cell table:style-name="Tabela8.B23" office:value-type="string">
            <text:p text:style-name="P14"/>
          </table:table-cell>
        </table:table-row>
        <table:table-row table:style-name="Tabela8.1">
          <table:table-cell table:style-name="Tabela8.A24" office:value-type="string">
            <text:p text:style-name="P14"/>
          </table:table-cell>
          <table:table-cell table:style-name="Tabela8.B24" office:value-type="string">
            <text:p text:style-name="P14"/>
          </table:table-cell>
        </table:table-row>
        <table:table-row table:style-name="Tabela8.25">
          <table:table-cell table:style-name="Tabela8.A2" table:number-rows-spanned="2" office:value-type="string">
            <text:p text:style-name="P14">Restrições<text:span text:style-name="T1"> </text:span>/<text:span text:style-name="T1"> </text:span>Validações<text:span text:style-name="T1"> </text:span></text:p>
          </table:table-cell>
          <table:table-cell table:style-name="Tabela8.B25" office:value-type="string">
            <text:p text:style-name="P14"/>
          </table:table-cell>
        </table:table-row>
        <table:table-row table:style-name="Tabela8.26">
          <table:covered-table-cell table:style-name="Tabela8.A2"/>
          <table:table-cell table:style-name="Tabela8.B26" office:value-type="string">
            <text:p text:style-name="P14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Lucida Sans Unicode" svg:font-family="'Lucida Sans Unicode'" style:font-family-generic="swiss" style:font-pitch="variable"/>
    <style:font-face style:name="OpenSymbol" svg:font-family="OpenSymbol"/>
    <style:font-face style:name="OpenSymbol1" svg:font-family="OpenSymbol, 'Arial Unicode MS'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enQuanYi Micro Hei" svg:font-family="'WenQuanYi Micro Hei'" style:font-family-generic="system" style:font-pitch="variable"/>
    <style:font-face style:name="Wingdings" svg:font-family="Wingdings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pt" fo:country="BR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family="Arial" style:font-family-generic="swiss" style:font-pitch="variable" fo:font-size="7pt" style:font-size-asian="7pt" style:font-name-complex="Arial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Cap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Corpo_20_de_20_texto_20_22" style:display-name="Corpo de texto 22" style:family="paragraph" style:parent-style-name="Standard">
      <style:paragraph-properties fo:text-align="justify" style:justify-single-word="false"/>
      <style:text-properties style:font-name="Verdana" fo:font-family="Verdan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style:font-name-asian="Arial Unicode MS" style:font-family-asian="'Arial Unicode MS'" style:font-family-generic-asian="swiss" style:font-pitch-asian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rpo_20_de_20_texto_20_21" style:display-name="Corpo de texto 21" style:family="paragraph" style:parent-style-name="Standard">
      <style:paragraph-properties fo:text-align="justify" style:justify-single-word="false" fo:hyphenation-ladder-count="no-limit"/>
      <style:text-properties style:font-name="Verdana" fo:font-family="Verdan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ítulo_20_da_20_tabela" style:display-name="Título da tabe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rpo_20_de_20_texto_20_23" style:display-name="Corpo de texto 23" style:family="paragraph" style:parent-style-name="Standard">
      <style:paragraph-properties fo:margin-top="0cm" fo:margin-bottom="0.212cm" style:contextual-spacing="false" fo:line-height="200%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údo_20_de_20_quadro" style:display-name="Conteúdo de quadro" style:family="paragraph" style:parent-style-name="Text_20_body"/>
    <style:style style:name="Corpo_20_de_20_texto_20_2" style:display-name="Corpo de texto 2" style:family="paragraph" style:parent-style-name="Standard">
      <style:paragraph-properties fo:margin-top="0cm" fo:margin-bottom="0.212cm" style:contextual-spacing="false" fo:line-height="200%"/>
    </style:style>
    <style:style style:name="Preformatted_20_Text_20__28_user_29_" style:display-name="Preformatted Text (user)" style:family="paragraph" style:parent-style-name="Standard">
      <style:paragraph-properties fo:orphans="0" fo:widows="0" style:vertical-align="baseline"/>
      <style:text-properties fo:font-size="10pt" style:letter-kerning="true" style:font-name-asian="Courier New" style:font-family-asian="'Courier New'" style:font-family-generic-asian="modern" style:font-size-asian="10pt" style:language-asian="zh" style:country-asian="CN" style:font-name-complex="Courier New" style:font-family-complex="'Courier New'" style:font-family-generic-complex="modern" style:font-size-complex="10pt" style:language-complex="hi" style:country-complex="IN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Autores" style:family="paragraph" style:parent-style-name="Standard">
      <style:paragraph-properties fo:margin-top="0cm" fo:margin-bottom="0.847cm" style:contextual-spacing="false" fo:text-align="center" style:justify-single-word="false" fo:hyphenation-ladder-count="no-limit"/>
      <style:text-properties fo:font-size="10pt" fo:language="pt" fo:country="PT" fo:font-weight="bold" style:font-size-asian="10pt" style:font-weight-asian="bold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use-window-font-color="true" loext:opacity="0%" style:font-name="Times New Roman" fo:font-family="'Times New Roman'" style:font-family-generic="roman" style:font-pitch="variable" fo:font-size="12pt" fo:language="pt" fo:country="BR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8Num1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" style:font-charset-complex="x-symbol" style:font-size-complex="9pt"/>
    </style:style>
    <style:style style:name="WW8Num1z1" style:family="text">
      <style:text-properties style:font-name="OpenSymbol1" fo:font-family="OpenSymbol, 'Arial Unicode MS'" style:font-name-complex="OpenSymbol1" style:font-family-complex="OpenSymbol, 'Arial Unicode MS'"/>
    </style:style>
    <style:style style:name="Fonte_20_parág._20_padrão" style:display-name="Fonte parág. padrão" style:family="text"/>
    <style:style style:name="WW8Num2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" style:font-charset-complex="x-symbol" style:font-size-complex="9pt"/>
    </style:style>
    <style:style style:name="WW8Num3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" style:font-charset-complex="x-symbol" style:font-size-complex="9pt"/>
    </style:style>
    <style:style style:name="Fonte_20_parág._20_padrão2" style:display-name="Fonte parág. padrão2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2" style:family="text">
      <style:text-properties style:font-name="Times New Roman" fo:font-family="'Times New Roman'" style:font-family-generic="roman" style:font-pitch="variable" fo:font-size="9pt" fo:font-weight="normal" style:font-name-asian="Times New Roman" style:font-family-asian="'Times New Roman'" style:font-family-generic-asian="roman" style:font-pitch-asian="variable" style:font-size-asian="9pt" style:font-weight-asian="normal" style:font-name-complex="Times New Roman" style:font-family-complex="'Times New Roman'" style:font-family-generic-complex="roman" style:font-pitch-complex="variable"/>
    </style:style>
    <style:style style:name="Fonte_20_parág._20_padrão1" style:display-name="Fonte parág. padrão1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424cm" fo:text-indent="-0.318cm" fo:margin-left="5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964cm" fo:text-indent="-0.635cm" fo:margin-left="7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234cm" fo:text-indent="-0.318cm" fo:margin-left="9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504cm" fo:text-indent="-0.635cm" fo:margin-left="10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74cm" fo:text-indent="-0.635cm" fo:margin-left="11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044cm" fo:text-indent="-0.318cm" fo:margin-left="13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Verdana" fo:font-size="10pt" officeooo:rsid="007af1b6" officeooo:paragraph-rsid="00594205" style:font-size-asian="10pt" style:font-name-complex="Verdana" style:font-size-complex="10pt"/>
    </style:style>
    <style:page-layout style:name="Mpm1">
      <style:page-layout-properties fo:page-width="21.001cm" fo:page-height="29.7cm" style:num-format="1" style:print-orientation="portrait" fo:margin-top="1.27cm" fo:margin-bottom="1.49cm" fo:margin-left="1.588cm" fo:margin-right="1.27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11cm" fo:margin-left="0cm" fo:margin-right="0cm" fo:margin-top="0.91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.501cm" fo:margin-left="1.588cm" fo:margin-right="1.27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Modelo de Documentos – Prof. Nisval F. Guimarães – IFG – Inhumas – Análise de Sistemas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 draw:style-name="Mdp2"/>
    <style:master-page style:name="Landscape" style:page-layout-name="Mpm4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Instituto Federal de Goiás - Campus Inhumas</dc:title>
    <meta:initial-creator>USUARIO</meta:initial-creator>
    <meta:creation-date>2011-06-22T10:46:00</meta:creation-date>
    <dc:date>2024-09-13T16:57:43.283332788</dc:date>
    <meta:print-date>2014-06-25T17:40:08.222325691</meta:print-date>
    <meta:editing-cycles>81</meta:editing-cycles>
    <meta:editing-duration>PT12H27M34S</meta:editing-duration>
    <meta:generator>LibreOffice/7.6.7.2$Linux_X86_64 LibreOffice_project/60$Build-2</meta:generator>
    <meta:printed-by>Nisval Guimaães</meta:printed-by>
    <meta:document-statistic meta:table-count="16" meta:image-count="0" meta:object-count="0" meta:page-count="7" meta:paragraph-count="387" meta:word-count="1622" meta:character-count="10827" meta:non-whitespace-character-count="9363"/>
    <meta:user-defined meta:name="Informações 1"/>
    <meta:user-defined meta:name="Informações 2"/>
    <meta:user-defined meta:name="Informações 3"/>
    <meta:user-defined meta:name="Informações 4"/>
  </office:meta>
</office:document-meta>
</file>